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823" calcext:value-type="float">
            <text:p>1.09823E-10</text:p>
          </table:table-cell>
          <table:table-cell table:formula="of:=SQRT([.A2])" office:value-type="float" office:value="0.806225774829855" calcext:value-type="float">
            <text:p>0.806225774829855</text:p>
          </table:table-cell>
          <table:table-cell table:formula="of:=[.B2]^(1-[.$C2])" office:value-type="float" office:value="0.0117528464336049" calcext:value-type="float">
            <text:p>0.0117528464336049</text:p>
          </table:table-cell>
          <table:table-cell table:formula="of:=-[.$A2]^6+(1/4)*[.$A2]^5-3*[.$A2]^4+4*[.$A2]^3-3*[.$A2]^2+(5/6)*[.$A2]" office:value-type="float" office:value="-0.0584259270833334" calcext:value-type="float">
            <text:p>-0.0584259270833334</text:p>
          </table:table-cell>
          <table:table-cell table:formula="of:=[.D2]+[.E2]-0.00741342570942599" office:value-type="float" office:value="-0.0540865063591544" calcext:value-type="float">
            <text:p>-0.0540865063591544</text:p>
          </table:table-cell>
          <table:table-cell table:formula="of:=IF([.F2]&gt;0;IF([.F2]&gt;1; 1; [.F2]^(1/(1-[.$C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981882" calcext:value-type="float">
            <text:p>0.000000981882</text:p>
          </table:table-cell>
          <table:table-cell table:formula="of:=SQRT([.A3])" office:value-type="float" office:value="0.790569415042095" calcext:value-type="float">
            <text:p>0.790569415042095</text:p>
          </table:table-cell>
          <table:table-cell table:formula="of:=[.B3]^(1-[.$C3])" office:value-type="float" office:value="0.0551764130991513" calcext:value-type="float">
            <text:p>0.0551764130991513</text:p>
          </table:table-cell>
          <table:table-cell table:formula="of:=-[.$A3]^6+(1/4)*[.$A3]^5-3*[.$A3]^4+4*[.$A3]^3-3*[.$A3]^2+(5/6)*[.$A3]" office:value-type="float" office:value="-0.0487963358561198" calcext:value-type="float">
            <text:p>-0.0487963358561198</text:p>
          </table:table-cell>
          <table:table-cell table:formula="of:=[.D3]+[.E3]-0.00741342570942599" office:value-type="float" office:value="-0.00103334846639442" calcext:value-type="float">
            <text:p>-0.00103334846639442</text:p>
          </table:table-cell>
          <table:table-cell table:formula="of:=IF([.F3]&gt;0;IF([.F3]&gt;1; 1; [.F3]^(1/(1-[.$C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50509" calcext:value-type="float">
            <text:p>0.0000250509</text:p>
          </table:table-cell>
          <table:table-cell table:formula="of:=SQRT([.A4])" office:value-type="float" office:value="0.821583836257749" calcext:value-type="float">
            <text:p>0.821583836257749</text:p>
          </table:table-cell>
          <table:table-cell table:formula="of:=[.B4]^(1-[.$C4])" office:value-type="float" office:value="0.151034342894391" calcext:value-type="float">
            <text:p>0.151034342894391</text:p>
          </table:table-cell>
          <table:table-cell table:formula="of:=-[.$A4]^6+(1/4)*[.$A4]^5-3*[.$A4]^4+4*[.$A4]^3-3*[.$A4]^2+(5/6)*[.$A4]" office:value-type="float" office:value="-0.0673533303222658" calcext:value-type="float">
            <text:p>-0.0673533303222658</text:p>
          </table:table-cell>
          <table:table-cell table:formula="of:=[.D4]+[.E4]-0.00741342570942599" office:value-type="float" office:value="0.0762675868626997" calcext:value-type="float">
            <text:p>0.0762675868626997</text:p>
          </table:table-cell>
          <table:table-cell table:formula="of:=IF([.F4]&gt;0;IF([.F4]&gt;1; 1; [.F4]^(1/(1-[.$C4])));0)" office:value-type="float" office:value="0.00000054407314524281" calcext:value-type="float">
            <text:p>5.44073145242814E-07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131858" calcext:value-type="float">
            <text:p>1.31858E-11</text:p>
          </table:table-cell>
          <table:table-cell table:formula="of:=SQRT([.A5])" office:value-type="float" office:value="0.85146931829632" calcext:value-type="float">
            <text:p>0.85146931829632</text:p>
          </table:table-cell>
          <table:table-cell table:formula="of:=[.B5]^(1-[.$C5])" office:value-type="float" office:value="0.0242104019170694" calcext:value-type="float">
            <text:p>0.0242104019170694</text:p>
          </table:table-cell>
          <table:table-cell table:formula="of:=-[.$A5]^6+(1/4)*[.$A5]^5-3*[.$A5]^4+4*[.$A5]^3-3*[.$A5]^2+(5/6)*[.$A5]" office:value-type="float" office:value="-0.0819441704915366" calcext:value-type="float">
            <text:p>-0.0819441704915366</text:p>
          </table:table-cell>
          <table:table-cell table:formula="of:=[.D5]+[.E5]-0.00741342570942599" office:value-type="float" office:value="-0.0651471942838931" calcext:value-type="float">
            <text:p>-0.0651471942838931</text:p>
          </table:table-cell>
          <table:table-cell table:formula="of:=IF([.F5]&gt;0;IF([.F5]&gt;1; 1; [.F5]^(1/(1-[.$C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948253" calcext:value-type="float">
            <text:p>0.00000948253</text:p>
          </table:table-cell>
          <table:table-cell table:formula="of:=SQRT([.A6])" office:value-type="float" office:value="0.724568837309472" calcext:value-type="float">
            <text:p>0.724568837309472</text:p>
          </table:table-cell>
          <table:table-cell table:formula="of:=[.B6]^(1-[.$C6])" office:value-type="float" office:value="0.0413512268443666" calcext:value-type="float">
            <text:p>0.0413512268443666</text:p>
          </table:table-cell>
          <table:table-cell table:formula="of:=-[.$A6]^6+(1/4)*[.$A6]^5-3*[.$A6]^4+4*[.$A6]^3-3*[.$A6]^2+(5/6)*[.$A6]" office:value-type="float" office:value="-0.00755997778320305" calcext:value-type="float">
            <text:p>-0.00755997778320305</text:p>
          </table:table-cell>
          <table:table-cell table:formula="of:=[.D6]+[.E6]-0.00741342570942599" office:value-type="float" office:value="0.0263778233517376" calcext:value-type="float">
            <text:p>0.0263778233517376</text:p>
          </table:table-cell>
          <table:table-cell table:formula="of:=IF([.F6]&gt;0;IF([.F6]&gt;1; 1; [.F6]^(1/(1-[.$C6])));0)" office:value-type="float" office:value="0.0000018536924736481" calcext:value-type="float">
            <text:p>1.8536924736481E-06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17048" calcext:value-type="float">
            <text:p>0.0000000117048</text:p>
          </table:table-cell>
          <table:table-cell table:formula="of:=SQRT([.A7])" office:value-type="float" office:value="0.790569415042095" calcext:value-type="float">
            <text:p>0.790569415042095</text:p>
          </table:table-cell>
          <table:table-cell table:formula="of:=[.B7]^(1-[.$C7])" office:value-type="float" office:value="0.0218209087045815" calcext:value-type="float">
            <text:p>0.0218209087045815</text:p>
          </table:table-cell>
          <table:table-cell table:formula="of:=-[.$A7]^6+(1/4)*[.$A7]^5-3*[.$A7]^4+4*[.$A7]^3-3*[.$A7]^2+(5/6)*[.$A7]" office:value-type="float" office:value="-0.0487963358561198" calcext:value-type="float">
            <text:p>-0.0487963358561198</text:p>
          </table:table-cell>
          <table:table-cell table:formula="of:=[.D7]+[.E7]-0.00741342570942599" office:value-type="float" office:value="-0.0343888528609642" calcext:value-type="float">
            <text:p>-0.0343888528609642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22964" calcext:value-type="float">
            <text:p>0.000722964</text:p>
          </table:table-cell>
          <table:table-cell table:formula="of:=SQRT([.A8])" office:value-type="float" office:value="0.741619848709566" calcext:value-type="float">
            <text:p>0.741619848709566</text:p>
          </table:table-cell>
          <table:table-cell table:formula="of:=[.B8]^(1-[.$C8])" office:value-type="float" office:value="0.154332748495807" calcext:value-type="float">
            <text:p>0.154332748495807</text:p>
          </table:table-cell>
          <table:table-cell table:formula="of:=-[.$A8]^6+(1/4)*[.$A8]^5-3*[.$A8]^4+4*[.$A8]^3-3*[.$A8]^2+(5/6)*[.$A8]" office:value-type="float" office:value="-0.0179226666666667" calcext:value-type="float">
            <text:p>-0.0179226666666667</text:p>
          </table:table-cell>
          <table:table-cell table:formula="of:=[.D8]+[.E8]-0.00741342570942599" office:value-type="float" office:value="0.128996656119714" calcext:value-type="float">
            <text:p>0.128996656119714</text:p>
          </table:table-cell>
          <table:table-cell table:formula="of:=IF([.F8]&gt;0;IF([.F8]&gt;1; 1; [.F8]^(1/(1-[.$C8])));0)" office:value-type="float" office:value="0.00036116173557722" calcext:value-type="float">
            <text:p>0.00036116173557722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46326" calcext:value-type="float">
            <text:p>0.00000000146326</text:p>
          </table:table-cell>
          <table:table-cell table:formula="of:=SQRT([.A9])" office:value-type="float" office:value="0.866025403784439" calcext:value-type="float">
            <text:p>0.866025403784439</text:p>
          </table:table-cell>
          <table:table-cell table:formula="of:=[.B9]^(1-[.$C9])" office:value-type="float" office:value="0.0655205471339032" calcext:value-type="float">
            <text:p>0.0655205471339032</text:p>
          </table:table-cell>
          <table:table-cell table:formula="of:=-[.$A9]^6+(1/4)*[.$A9]^5-3*[.$A9]^4+4*[.$A9]^3-3*[.$A9]^2+(5/6)*[.$A9]" office:value-type="float" office:value="-0.0869140625" calcext:value-type="float">
            <text:p>-0.0869140625</text:p>
          </table:table-cell>
          <table:table-cell table:formula="of:=[.D9]+[.E9]-0.00741342570942599" office:value-type="float" office:value="-0.0288069410755228" calcext:value-type="float">
            <text:p>-0.0288069410755228</text:p>
          </table:table-cell>
          <table:table-cell table:formula="of:=IF([.F9]&gt;0;IF([.F9]&gt;1; 1; [.F9]^(1/(1-[.$C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8.15208E-019" calcext:value-type="float">
            <text:p>8.15208E-19</text:p>
          </table:table-cell>
          <table:table-cell table:formula="of:=SQRT([.A10])" office:value-type="float" office:value="0.85146931829632" calcext:value-type="float">
            <text:p>0.85146931829632</text:p>
          </table:table-cell>
          <table:table-cell table:formula="of:=[.B10]^(1-[.$C10])" office:value-type="float" office:value="0.00205716141158086" calcext:value-type="float">
            <text:p>0.00205716141158086</text:p>
          </table:table-cell>
          <table:table-cell table:formula="of:=-[.$A10]^6+(1/4)*[.$A10]^5-3*[.$A10]^4+4*[.$A10]^3-3*[.$A10]^2+(5/6)*[.$A10]" office:value-type="float" office:value="-0.0819441704915366" calcext:value-type="float">
            <text:p>-0.0819441704915366</text:p>
          </table:table-cell>
          <table:table-cell table:formula="of:=[.D10]+[.E10]-0.00741342570942599" office:value-type="float" office:value="-0.0873004347893817" calcext:value-type="float">
            <text:p>-0.0873004347893817</text:p>
          </table:table-cell>
          <table:table-cell table:formula="of:=IF([.F10]&gt;0;IF([.F10]&gt;1; 1; [.F10]^(1/(1-[.$C1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594187" calcext:value-type="float">
            <text:p>5.94187E-13</text:p>
          </table:table-cell>
          <table:table-cell table:formula="of:=SQRT([.A11])" office:value-type="float" office:value="0.790569415042095" calcext:value-type="float">
            <text:p>0.790569415042095</text:p>
          </table:table-cell>
          <table:table-cell table:formula="of:=[.B11]^(1-[.$C11])" office:value-type="float" office:value="0.00275096821597629" calcext:value-type="float">
            <text:p>0.00275096821597629</text:p>
          </table:table-cell>
          <table:table-cell table:formula="of:=-[.$A11]^6+(1/4)*[.$A11]^5-3*[.$A11]^4+4*[.$A11]^3-3*[.$A11]^2+(5/6)*[.$A11]" office:value-type="float" office:value="-0.0487963358561198" calcext:value-type="float">
            <text:p>-0.0487963358561198</text:p>
          </table:table-cell>
          <table:table-cell table:formula="of:=[.D11]+[.E11]-0.00741342570942599" office:value-type="float" office:value="-0.0534587933495695" calcext:value-type="float">
            <text:p>-0.0534587933495695</text:p>
          </table:table-cell>
          <table:table-cell table:formula="of:=IF([.F11]&gt;0;IF([.F11]&gt;1; 1; [.F11]^(1/(1-[.$C1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23426" calcext:value-type="float">
            <text:p>0.00123426</text:p>
          </table:table-cell>
          <table:table-cell table:formula="of:=SQRT([.A12])" office:value-type="float" office:value="0.741619848709566" calcext:value-type="float">
            <text:p>0.741619848709566</text:p>
          </table:table-cell>
          <table:table-cell table:formula="of:=[.B12]^(1-[.$C12])" office:value-type="float" office:value="0.177205505805624" calcext:value-type="float">
            <text:p>0.177205505805624</text:p>
          </table:table-cell>
          <table:table-cell table:formula="of:=-[.$A12]^6+(1/4)*[.$A12]^5-3*[.$A12]^4+4*[.$A12]^3-3*[.$A12]^2+(5/6)*[.$A12]" office:value-type="float" office:value="-0.0179226666666667" calcext:value-type="float">
            <text:p>-0.0179226666666667</text:p>
          </table:table-cell>
          <table:table-cell table:formula="of:=[.D12]+[.E12]-0.00741342570942599" office:value-type="float" office:value="0.151869413429532" calcext:value-type="float">
            <text:p>0.151869413429532</text:p>
          </table:table-cell>
          <table:table-cell table:formula="of:=IF([.F12]&gt;0;IF([.F12]&gt;1; 1; [.F12]^(1/(1-[.$C12])));0)" office:value-type="float" office:value="0.000679316435042047" calcext:value-type="float">
            <text:p>0.000679316435042047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925551" calcext:value-type="float">
            <text:p>0.000000925551</text:p>
          </table:table-cell>
          <table:table-cell table:formula="of:=SQRT([.A13])" office:value-type="float" office:value="0.774596669241483" calcext:value-type="float">
            <text:p>0.774596669241483</text:p>
          </table:table-cell>
          <table:table-cell table:formula="of:=[.B13]^(1-[.$C13])" office:value-type="float" office:value="0.0436522409171746" calcext:value-type="float">
            <text:p>0.0436522409171746</text:p>
          </table:table-cell>
          <table:table-cell table:formula="of:=-[.$A13]^6+(1/4)*[.$A13]^5-3*[.$A13]^4+4*[.$A13]^3-3*[.$A13]^2+(5/6)*[.$A13]" office:value-type="float" office:value="-0.0387040000000002" calcext:value-type="float">
            <text:p>-0.0387040000000002</text:p>
          </table:table-cell>
          <table:table-cell table:formula="of:=[.D13]+[.E13]-0.00741342570942599" office:value-type="float" office:value="-0.00246518479225155" calcext:value-type="float">
            <text:p>-0.00246518479225155</text:p>
          </table:table-cell>
          <table:table-cell table:formula="of:=IF([.F13]&gt;0;IF([.F13]&gt;1; 1; [.F13]^(1/(1-[.$C1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192864" calcext:value-type="float">
            <text:p>0.0000000192864</text:p>
          </table:table-cell>
          <table:table-cell table:formula="of:=SQRT([.A14])" office:value-type="float" office:value="0.88034084308295" calcext:value-type="float">
            <text:p>0.88034084308295</text:p>
          </table:table-cell>
          <table:table-cell table:formula="of:=[.B14]^(1-[.$C14])" office:value-type="float" office:value="0.119360233342352" calcext:value-type="float">
            <text:p>0.119360233342352</text:p>
          </table:table-cell>
          <table:table-cell table:formula="of:=-[.$A14]^6+(1/4)*[.$A14]^5-3*[.$A14]^4+4*[.$A14]^3-3*[.$A14]^2+(5/6)*[.$A14]" office:value-type="float" office:value="-0.0897842469889324" calcext:value-type="float">
            <text:p>-0.0897842469889324</text:p>
          </table:table-cell>
          <table:table-cell table:formula="of:=[.D14]+[.E14]-0.00741342570942599" office:value-type="float" office:value="0.022162560643994" calcext:value-type="float">
            <text:p>0.022162560643994</text:p>
          </table:table-cell>
          <table:table-cell table:formula="of:=IF([.F14]&gt;0;IF([.F14]&gt;1; 1; [.F14]^(1/(1-[.$C14])));0)" office:value-type="float" office:value="0.00000000000001493583" calcext:value-type="float">
            <text:p>1.49358286420749E-14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119822" calcext:value-type="float">
            <text:p>0.0000000119822</text:p>
          </table:table-cell>
          <table:table-cell table:formula="of:=SQRT([.A15])" office:value-type="float" office:value="0.821583836257749" calcext:value-type="float">
            <text:p>0.821583836257749</text:p>
          </table:table-cell>
          <table:table-cell table:formula="of:=[.B15]^(1-[.$C15])" office:value-type="float" office:value="0.0386084958786866" calcext:value-type="float">
            <text:p>0.0386084958786866</text:p>
          </table:table-cell>
          <table:table-cell table:formula="of:=-[.$A15]^6+(1/4)*[.$A15]^5-3*[.$A15]^4+4*[.$A15]^3-3*[.$A15]^2+(5/6)*[.$A15]" office:value-type="float" office:value="-0.0673533303222658" calcext:value-type="float">
            <text:p>-0.0673533303222658</text:p>
          </table:table-cell>
          <table:table-cell table:formula="of:=[.D15]+[.E15]-0.00741342570942599" office:value-type="float" office:value="-0.0361582601530052" calcext:value-type="float">
            <text:p>-0.0361582601530052</text:p>
          </table:table-cell>
          <table:table-cell table:formula="of:=IF([.F15]&gt;0;IF([.F15]&gt;1; 1; [.F15]^(1/(1-[.$C1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95812" calcext:value-type="float">
            <text:p>0.00195812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45228848424199" calcext:value-type="float">
            <text:p>0.245228848424199</text:p>
          </table:table-cell>
          <table:table-cell table:formula="of:=-[.$A16]^6+(1/4)*[.$A16]^5-3*[.$A16]^4+4*[.$A16]^3-3*[.$A16]^2+(5/6)*[.$A16]" office:value-type="float" office:value="-0.0387040000000002" calcext:value-type="float">
            <text:p>-0.0387040000000002</text:p>
          </table:table-cell>
          <table:table-cell table:formula="of:=[.D16]+[.E16]-0.00741342570942599" office:value-type="float" office:value="0.199111422714773" calcext:value-type="float">
            <text:p>0.199111422714773</text:p>
          </table:table-cell>
          <table:table-cell table:formula="of:=IF([.F16]&gt;0;IF([.F16]&gt;1; 1; [.F16]^(1/(1-[.$C16])));0)" office:value-type="float" office:value="0.000777044729648895" calcext:value-type="float">
            <text:p>0.000777044729648895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694627" calcext:value-type="float">
            <text:p>0.0000694627</text:p>
          </table:table-cell>
          <table:table-cell table:formula="of:=SQRT([.A17])" office:value-type="float" office:value="0.758287544405155" calcext:value-type="float">
            <text:p>0.758287544405155</text:p>
          </table:table-cell>
          <table:table-cell table:formula="of:=[.B17]^(1-[.$C17])" office:value-type="float" office:value="0.0988324548726308" calcext:value-type="float">
            <text:p>0.0988324548726308</text:p>
          </table:table-cell>
          <table:table-cell table:formula="of:=-[.$A17]^6+(1/4)*[.$A17]^5-3*[.$A17]^4+4*[.$A17]^3-3*[.$A17]^2+(5/6)*[.$A17]" office:value-type="float" office:value="-0.0283542027180989" calcext:value-type="float">
            <text:p>-0.0283542027180989</text:p>
          </table:table-cell>
          <table:table-cell table:formula="of:=[.D17]+[.E17]-0.00741342570942599" office:value-type="float" office:value="0.0630648264451059" calcext:value-type="float">
            <text:p>0.0630648264451059</text:p>
          </table:table-cell>
          <table:table-cell table:formula="of:=IF([.F17]&gt;0;IF([.F17]&gt;1; 1; [.F17]^(1/(1-[.$C17])));0)" office:value-type="float" office:value="0.0000108278701588075" calcext:value-type="float">
            <text:p>1.08278701588075E-05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16278" calcext:value-type="float">
            <text:p>0.0000116278</text:p>
          </table:table-cell>
          <table:table-cell table:formula="of:=SQRT([.A18])" office:value-type="float" office:value="0.790569415042095" calcext:value-type="float">
            <text:p>0.790569415042095</text:p>
          </table:table-cell>
          <table:table-cell table:formula="of:=[.B18]^(1-[.$C18])" office:value-type="float" office:value="0.0925900388015712" calcext:value-type="float">
            <text:p>0.0925900388015712</text:p>
          </table:table-cell>
          <table:table-cell table:formula="of:=-[.$A18]^6+(1/4)*[.$A18]^5-3*[.$A18]^4+4*[.$A18]^3-3*[.$A18]^2+(5/6)*[.$A18]" office:value-type="float" office:value="-0.0487963358561198" calcext:value-type="float">
            <text:p>-0.0487963358561198</text:p>
          </table:table-cell>
          <table:table-cell table:formula="of:=[.D18]+[.E18]-0.00741342570942599" office:value-type="float" office:value="0.0363802772360255" calcext:value-type="float">
            <text:p>0.0363802772360255</text:p>
          </table:table-cell>
          <table:table-cell table:formula="of:=IF([.F18]&gt;0;IF([.F18]&gt;1; 1; [.F18]^(1/(1-[.$C18])));0)" office:value-type="float" office:value="0.00000013438428604014" calcext:value-type="float">
            <text:p>1.3438428604014E-07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45225" calcext:value-type="float">
            <text:p>0.0000000145225</text:p>
          </table:table-cell>
          <table:table-cell table:formula="of:=SQRT([.A19])" office:value-type="float" office:value="0.790569415042095" calcext:value-type="float">
            <text:p>0.790569415042095</text:p>
          </table:table-cell>
          <table:table-cell table:formula="of:=[.B19]^(1-[.$C19])" office:value-type="float" office:value="0.0228292551719923" calcext:value-type="float">
            <text:p>0.0228292551719923</text:p>
          </table:table-cell>
          <table:table-cell table:formula="of:=-[.$A19]^6+(1/4)*[.$A19]^5-3*[.$A19]^4+4*[.$A19]^3-3*[.$A19]^2+(5/6)*[.$A19]" office:value-type="float" office:value="-0.0487963358561198" calcext:value-type="float">
            <text:p>-0.0487963358561198</text:p>
          </table:table-cell>
          <table:table-cell table:formula="of:=[.D19]+[.E19]-0.00741342570942599" office:value-type="float" office:value="-0.0333805063935535" calcext:value-type="float">
            <text:p>-0.0333805063935535</text:p>
          </table:table-cell>
          <table:table-cell table:formula="of:=IF([.F19]&gt;0;IF([.F19]&gt;1; 1; [.F19]^(1/(1-[.$C1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0479585" calcext:value-type="float">
            <text:p>4.79585E-10</text:p>
          </table:table-cell>
          <table:table-cell table:formula="of:=SQRT([.A20])" office:value-type="float" office:value="0.758287544405155" calcext:value-type="float">
            <text:p>0.758287544405155</text:p>
          </table:table-cell>
          <table:table-cell table:formula="of:=[.B20]^(1-[.$C20])" office:value-type="float" office:value="0.00559048051373679" calcext:value-type="float">
            <text:p>0.00559048051373679</text:p>
          </table:table-cell>
          <table:table-cell table:formula="of:=-[.$A20]^6+(1/4)*[.$A20]^5-3*[.$A20]^4+4*[.$A20]^3-3*[.$A20]^2+(5/6)*[.$A20]" office:value-type="float" office:value="-0.0283542027180989" calcext:value-type="float">
            <text:p>-0.0283542027180989</text:p>
          </table:table-cell>
          <table:table-cell table:formula="of:=[.D20]+[.E20]-0.00741342570942599" office:value-type="float" office:value="-0.0301771479137881" calcext:value-type="float">
            <text:p>-0.0301771479137881</text:p>
          </table:table-cell>
          <table:table-cell table:formula="of:=IF([.F20]&gt;0;IF([.F20]&gt;1; 1; [.F20]^(1/(1-[.$C2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747358" calcext:value-type="float">
            <text:p>0.0000000747358</text:p>
          </table:table-cell>
          <table:table-cell table:formula="of:=SQRT([.A21])" office:value-type="float" office:value="0.85146931829632" calcext:value-type="float">
            <text:p>0.85146931829632</text:p>
          </table:table-cell>
          <table:table-cell table:formula="of:=[.B21]^(1-[.$C21])" office:value-type="float" office:value="0.0873977712724875" calcext:value-type="float">
            <text:p>0.0873977712724875</text:p>
          </table:table-cell>
          <table:table-cell table:formula="of:=-[.$A21]^6+(1/4)*[.$A21]^5-3*[.$A21]^4+4*[.$A21]^3-3*[.$A21]^2+(5/6)*[.$A21]" office:value-type="float" office:value="-0.0819441704915366" calcext:value-type="float">
            <text:p>-0.0819441704915366</text:p>
          </table:table-cell>
          <table:table-cell table:formula="of:=[.D21]+[.E21]-0.00741342570942599" office:value-type="float" office:value="-0.0019598249284751" calcext:value-type="float">
            <text:p>-0.0019598249284751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176214" calcext:value-type="float">
            <text:p>1.76214E-10</text:p>
          </table:table-cell>
          <table:table-cell table:formula="of:=SQRT([.A22])" office:value-type="float" office:value="0.790569415042095" calcext:value-type="float">
            <text:p>0.790569415042095</text:p>
          </table:table-cell>
          <table:table-cell table:formula="of:=[.B22]^(1-[.$C22])" office:value-type="float" office:value="0.00906196827311608" calcext:value-type="float">
            <text:p>0.00906196827311608</text:p>
          </table:table-cell>
          <table:table-cell table:formula="of:=-[.$A22]^6+(1/4)*[.$A22]^5-3*[.$A22]^4+4*[.$A22]^3-3*[.$A22]^2+(5/6)*[.$A22]" office:value-type="float" office:value="-0.0487963358561198" calcext:value-type="float">
            <text:p>-0.0487963358561198</text:p>
          </table:table-cell>
          <table:table-cell table:formula="of:=[.D22]+[.E22]-0.00741342570942599" office:value-type="float" office:value="-0.0471477932924297" calcext:value-type="float">
            <text:p>-0.0471477932924297</text:p>
          </table:table-cell>
          <table:table-cell table:formula="of:=IF([.F22]&gt;0;IF([.F22]&gt;1; 1; [.F22]^(1/(1-[.$C2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643813" calcext:value-type="float">
            <text:p>0.00000643813</text:p>
          </table:table-cell>
          <table:table-cell table:formula="of:=SQRT([.A23])" office:value-type="float" office:value="0.707106781186548" calcext:value-type="float">
            <text:p>0.707106781186548</text:p>
          </table:table-cell>
          <table:table-cell table:formula="of:=[.B23]^(1-[.$C23])" office:value-type="float" office:value="0.0301662225798323" calcext:value-type="float">
            <text:p>0.0301662225798323</text:p>
          </table:table-cell>
          <table:table-cell table:formula="of:=-[.$A23]^6+(1/4)*[.$A23]^5-3*[.$A23]^4+4*[.$A23]^3-3*[.$A23]^2+(5/6)*[.$A23]" office:value-type="float" office:value="0.00260416666666669" calcext:value-type="float">
            <text:p>0.00260416666666669</text:p>
          </table:table-cell>
          <table:table-cell table:formula="of:=[.D23]+[.E23]-0.00741342570942599" office:value-type="float" office:value="0.025356963537073" calcext:value-type="float">
            <text:p>0.025356963537073</text:p>
          </table:table-cell>
          <table:table-cell table:formula="of:=IF([.F23]&gt;0;IF([.F23]&gt;1; 1; [.F23]^(1/(1-[.$C23])));0)" office:value-type="float" office:value="0.0000035583377949367" calcext:value-type="float">
            <text:p>3.5583377949367E-06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241521" calcext:value-type="float">
            <text:p>0.0000241521</text:p>
          </table:table-cell>
          <table:table-cell table:formula="of:=SQRT([.A24])" office:value-type="float" office:value="0.758287544405155" calcext:value-type="float">
            <text:p>0.758287544405155</text:p>
          </table:table-cell>
          <table:table-cell table:formula="of:=[.B24]^(1-[.$C24])" office:value-type="float" office:value="0.0765601350490444" calcext:value-type="float">
            <text:p>0.0765601350490444</text:p>
          </table:table-cell>
          <table:table-cell table:formula="of:=-[.$A24]^6+(1/4)*[.$A24]^5-3*[.$A24]^4+4*[.$A24]^3-3*[.$A24]^2+(5/6)*[.$A24]" office:value-type="float" office:value="-0.0283542027180989" calcext:value-type="float">
            <text:p>-0.0283542027180989</text:p>
          </table:table-cell>
          <table:table-cell table:formula="of:=[.D24]+[.E24]-0.00741342570942599" office:value-type="float" office:value="0.0407925066215196" calcext:value-type="float">
            <text:p>0.0407925066215196</text:p>
          </table:table-cell>
          <table:table-cell table:formula="of:=IF([.F24]&gt;0;IF([.F24]&gt;1; 1; [.F24]^(1/(1-[.$C24])));0)" office:value-type="float" office:value="0.00000178552778619664" calcext:value-type="float">
            <text:p>1.78552778619664E-06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9643" calcext:value-type="float">
            <text:p>0.0000000309643</text:p>
          </table:table-cell>
          <table:table-cell table:formula="of:=SQRT([.A25])" office:value-type="float" office:value="0.790569415042095" calcext:value-type="float">
            <text:p>0.790569415042095</text:p>
          </table:table-cell>
          <table:table-cell table:formula="of:=[.B25]^(1-[.$C25])" office:value-type="float" office:value="0.0267520262875417" calcext:value-type="float">
            <text:p>0.0267520262875417</text:p>
          </table:table-cell>
          <table:table-cell table:formula="of:=-[.$A25]^6+(1/4)*[.$A25]^5-3*[.$A25]^4+4*[.$A25]^3-3*[.$A25]^2+(5/6)*[.$A25]" office:value-type="float" office:value="-0.0487963358561198" calcext:value-type="float">
            <text:p>-0.0487963358561198</text:p>
          </table:table-cell>
          <table:table-cell table:formula="of:=[.D25]+[.E25]-0.00741342570942599" office:value-type="float" office:value="-0.0294577352780041" calcext:value-type="float">
            <text:p>-0.0294577352780041</text:p>
          </table:table-cell>
          <table:table-cell table:formula="of:=IF([.F25]&gt;0;IF([.F25]&gt;1; 1; [.F25]^(1/(1-[.$C2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1263" calcext:value-type="float">
            <text:p>0.000101263</text:p>
          </table:table-cell>
          <table:table-cell table:formula="of:=SQRT([.A26])" office:value-type="float" office:value="0.790569415042095" calcext:value-type="float">
            <text:p>0.790569415042095</text:p>
          </table:table-cell>
          <table:table-cell table:formula="of:=[.B26]^(1-[.$C26])" office:value-type="float" office:value="0.145686470601767" calcext:value-type="float">
            <text:p>0.145686470601767</text:p>
          </table:table-cell>
          <table:table-cell table:formula="of:=-[.$A26]^6+(1/4)*[.$A26]^5-3*[.$A26]^4+4*[.$A26]^3-3*[.$A26]^2+(5/6)*[.$A26]" office:value-type="float" office:value="-0.0487963358561198" calcext:value-type="float">
            <text:p>-0.0487963358561198</text:p>
          </table:table-cell>
          <table:table-cell table:formula="of:=[.D26]+[.E26]-0.00741342570942599" office:value-type="float" office:value="0.089476709036221" calcext:value-type="float">
            <text:p>0.089476709036221</text:p>
          </table:table-cell>
          <table:table-cell table:formula="of:=IF([.F26]&gt;0;IF([.F26]&gt;1; 1; [.F26]^(1/(1-[.$C26])));0)" office:value-type="float" office:value="0.00000987576268969331" calcext:value-type="float">
            <text:p>9.87576268969331E-06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0929952" calcext:value-type="float">
            <text:p>0.0000000929952</text:p>
          </table:table-cell>
          <table:table-cell table:formula="of:=SQRT([.A27])" office:value-type="float" office:value="0.707106781186548" calcext:value-type="float">
            <text:p>0.707106781186548</text:p>
          </table:table-cell>
          <table:table-cell table:formula="of:=[.B27]^(1-[.$C27])" office:value-type="float" office:value="0.00871986521978219" calcext:value-type="float">
            <text:p>0.00871986521978219</text:p>
          </table:table-cell>
          <table:table-cell table:formula="of:=-[.$A27]^6+(1/4)*[.$A27]^5-3*[.$A27]^4+4*[.$A27]^3-3*[.$A27]^2+(5/6)*[.$A27]" office:value-type="float" office:value="0.00260416666666669" calcext:value-type="float">
            <text:p>0.00260416666666669</text:p>
          </table:table-cell>
          <table:table-cell table:formula="of:=[.D27]+[.E27]-0.00741342570942599" office:value-type="float" office:value="0.00391060617702288" calcext:value-type="float">
            <text:p>0.00391060617702288</text:p>
          </table:table-cell>
          <table:table-cell table:formula="of:=IF([.F27]&gt;0;IF([.F27]&gt;1; 1; [.F27]^(1/(1-[.$C27])));0)" office:value-type="float" office:value="0.00000000601737517014" calcext:value-type="float">
            <text:p>6.0173751701387E-09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816707" calcext:value-type="float">
            <text:p>0.0000816707</text:p>
          </table:table-cell>
          <table:table-cell table:formula="of:=SQRT([.A28])" office:value-type="float" office:value="0.806225774829855" calcext:value-type="float">
            <text:p>0.806225774829855</text:p>
          </table:table-cell>
          <table:table-cell table:formula="of:=[.B28]^(1-[.$C28])" office:value-type="float" office:value="0.161385239272237" calcext:value-type="float">
            <text:p>0.161385239272237</text:p>
          </table:table-cell>
          <table:table-cell table:formula="of:=-[.$A28]^6+(1/4)*[.$A28]^5-3*[.$A28]^4+4*[.$A28]^3-3*[.$A28]^2+(5/6)*[.$A28]" office:value-type="float" office:value="-0.0584259270833334" calcext:value-type="float">
            <text:p>-0.0584259270833334</text:p>
          </table:table-cell>
          <table:table-cell table:formula="of:=[.D28]+[.E28]-0.00741342570942599" office:value-type="float" office:value="0.0955458864794776" calcext:value-type="float">
            <text:p>0.0955458864794776</text:p>
          </table:table-cell>
          <table:table-cell table:formula="of:=IF([.F28]&gt;0;IF([.F28]&gt;1; 1; [.F28]^(1/(1-[.$C28])));0)" office:value-type="float" office:value="0.00000546054580410788" calcext:value-type="float">
            <text:p>5.46054580410788E-06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30637" calcext:value-type="float">
            <text:p>0.0000230637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" office:value-type="float" office:value="0.0633684214071685" calcext:value-type="float">
            <text:p>0.0633684214071685</text:p>
          </table:table-cell>
          <table:table-cell table:formula="of:=-[.$A29]^6+(1/4)*[.$A29]^5-3*[.$A29]^4+4*[.$A29]^3-3*[.$A29]^2+(5/6)*[.$A29]" office:value-type="float" office:value="-0.0179226666666667" calcext:value-type="float">
            <text:p>-0.0179226666666667</text:p>
          </table:table-cell>
          <table:table-cell table:formula="of:=[.D29]+[.E29]-0.00741342570942599" office:value-type="float" office:value="0.0380323290310758" calcext:value-type="float">
            <text:p>0.0380323290310758</text:p>
          </table:table-cell>
          <table:table-cell table:formula="of:=IF([.F29]&gt;0;IF([.F29]&gt;1; 1; [.F29]^(1/(1-[.$C29])));0)" office:value-type="float" office:value="0.0000031975228610084" calcext:value-type="float">
            <text:p>3.1975228610084E-06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35628" calcext:value-type="float">
            <text:p>0.00035628</text:p>
          </table:table-cell>
          <table:table-cell table:formula="of:=SQRT([.A30])" office:value-type="float" office:value="0.774596669241483" calcext:value-type="float">
            <text:p>0.774596669241483</text:p>
          </table:table-cell>
          <table:table-cell table:formula="of:=[.B30]^(1-[.$C30])" office:value-type="float" office:value="0.167017625979383" calcext:value-type="float">
            <text:p>0.167017625979383</text:p>
          </table:table-cell>
          <table:table-cell table:formula="of:=-[.$A30]^6+(1/4)*[.$A30]^5-3*[.$A30]^4+4*[.$A30]^3-3*[.$A30]^2+(5/6)*[.$A30]" office:value-type="float" office:value="-0.0387040000000002" calcext:value-type="float">
            <text:p>-0.0387040000000002</text:p>
          </table:table-cell>
          <table:table-cell table:formula="of:=[.D30]+[.E30]-0.00741342570942599" office:value-type="float" office:value="0.120900200269957" calcext:value-type="float">
            <text:p>0.120900200269957</text:p>
          </table:table-cell>
          <table:table-cell table:formula="of:=IF([.F30]&gt;0;IF([.F30]&gt;1; 1; [.F30]^(1/(1-[.$C30])));0)" office:value-type="float" office:value="0.0000849562072966274" calcext:value-type="float">
            <text:p>8.49562072966274E-05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530714" calcext:value-type="float">
            <text:p>0.00000000530714</text:p>
          </table:table-cell>
          <table:table-cell table:formula="of:=SQRT([.A31])" office:value-type="float" office:value="0.758287544405155" calcext:value-type="float">
            <text:p>0.758287544405155</text:p>
          </table:table-cell>
          <table:table-cell table:formula="of:=[.B31]^(1-[.$C31])" office:value-type="float" office:value="0.00999529742592139" calcext:value-type="float">
            <text:p>0.00999529742592139</text:p>
          </table:table-cell>
          <table:table-cell table:formula="of:=-[.$A31]^6+(1/4)*[.$A31]^5-3*[.$A31]^4+4*[.$A31]^3-3*[.$A31]^2+(5/6)*[.$A31]" office:value-type="float" office:value="-0.0283542027180989" calcext:value-type="float">
            <text:p>-0.0283542027180989</text:p>
          </table:table-cell>
          <table:table-cell table:formula="of:=[.D31]+[.E31]-0.00741342570942599" office:value-type="float" office:value="-0.0257723310016034" calcext:value-type="float">
            <text:p>-0.0257723310016034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65718" calcext:value-type="float">
            <text:p>0.000265718</text:p>
          </table:table-cell>
          <table:table-cell table:formula="of:=SQRT([.A32])" office:value-type="float" office:value="0.707106781186548" calcext:value-type="float">
            <text:p>0.707106781186548</text:p>
          </table:table-cell>
          <table:table-cell table:formula="of:=[.B32]^(1-[.$C32])" office:value-type="float" office:value="0.0896885804449454" calcext:value-type="float">
            <text:p>0.0896885804449454</text:p>
          </table:table-cell>
          <table:table-cell table:formula="of:=-[.$A32]^6+(1/4)*[.$A32]^5-3*[.$A32]^4+4*[.$A32]^3-3*[.$A32]^2+(5/6)*[.$A32]" office:value-type="float" office:value="0.00260416666666669" calcext:value-type="float">
            <text:p>0.00260416666666669</text:p>
          </table:table-cell>
          <table:table-cell table:formula="of:=[.D32]+[.E32]-0.00741342570942599" office:value-type="float" office:value="0.0848793214021861" calcext:value-type="float">
            <text:p>0.0848793214021861</text:p>
          </table:table-cell>
          <table:table-cell table:formula="of:=IF([.F32]&gt;0;IF([.F32]&gt;1; 1; [.F32]^(1/(1-[.$C32])));0)" office:value-type="float" office:value="0.000220140989812167" calcext:value-type="float">
            <text:p>0.000220140989812167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516593" calcext:value-type="float">
            <text:p>0.000000516593</text:p>
          </table:table-cell>
          <table:table-cell table:formula="of:=SQRT([.A33])" office:value-type="float" office:value="0.821583836257749" calcext:value-type="float">
            <text:p>0.821583836257749</text:p>
          </table:table-cell>
          <table:table-cell table:formula="of:=[.B33]^(1-[.$C33])" office:value-type="float" office:value="0.075565589794356" calcext:value-type="float">
            <text:p>0.075565589794356</text:p>
          </table:table-cell>
          <table:table-cell table:formula="of:=-[.$A33]^6+(1/4)*[.$A33]^5-3*[.$A33]^4+4*[.$A33]^3-3*[.$A33]^2+(5/6)*[.$A33]" office:value-type="float" office:value="-0.0673533303222658" calcext:value-type="float">
            <text:p>-0.0673533303222658</text:p>
          </table:table-cell>
          <table:table-cell table:formula="of:=[.D33]+[.E33]-0.00741342570942599" office:value-type="float" office:value="0.000798833762664224" calcext:value-type="float">
            <text:p>0.000798833762664224</text:p>
          </table:table-cell>
          <table:table-cell table:formula="of:=IF([.F33]&gt;0;IF([.F33]&gt;1; 1; [.F33]^(1/(1-[.$C33])));0)" office:value-type="float" office:value="4.35171572099299E-018" calcext:value-type="float">
            <text:p>4.35171572099299E-18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10268" calcext:value-type="float">
            <text:p>0.000000110268</text:p>
          </table:table-cell>
          <table:table-cell table:formula="of:=SQRT([.A34])" office:value-type="float" office:value="0.836660026534076" calcext:value-type="float">
            <text:p>0.836660026534076</text:p>
          </table:table-cell>
          <table:table-cell table:formula="of:=[.B34]^(1-[.$C34])" office:value-type="float" office:value="0.0730388430966382" calcext:value-type="float">
            <text:p>0.0730388430966382</text:p>
          </table:table-cell>
          <table:table-cell table:formula="of:=-[.$A34]^6+(1/4)*[.$A34]^5-3*[.$A34]^4+4*[.$A34]^3-3*[.$A34]^2+(5/6)*[.$A34]" office:value-type="float" office:value="-0.0753001666666666" calcext:value-type="float">
            <text:p>-0.0753001666666666</text:p>
          </table:table-cell>
          <table:table-cell table:formula="of:=[.D34]+[.E34]-0.00741342570942599" office:value-type="float" office:value="-0.00967474927945444" calcext:value-type="float">
            <text:p>-0.00967474927945444</text:p>
          </table:table-cell>
          <table:table-cell table:formula="of:=IF([.F34]&gt;0;IF([.F34]&gt;1; 1; [.F34]^(1/(1-[.$C3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102569" calcext:value-type="float">
            <text:p>1.02569E-10</text:p>
          </table:table-cell>
          <table:table-cell table:formula="of:=SQRT([.A35])" office:value-type="float" office:value="0.85146931829632" calcext:value-type="float">
            <text:p>0.85146931829632</text:p>
          </table:table-cell>
          <table:table-cell table:formula="of:=[.B35]^(1-[.$C35])" office:value-type="float" office:value="0.0328344249774254" calcext:value-type="float">
            <text:p>0.0328344249774254</text:p>
          </table:table-cell>
          <table:table-cell table:formula="of:=-[.$A35]^6+(1/4)*[.$A35]^5-3*[.$A35]^4+4*[.$A35]^3-3*[.$A35]^2+(5/6)*[.$A35]" office:value-type="float" office:value="-0.0819441704915366" calcext:value-type="float">
            <text:p>-0.0819441704915366</text:p>
          </table:table-cell>
          <table:table-cell table:formula="of:=[.D35]+[.E35]-0.00741342570942599" office:value-type="float" office:value="-0.0565231712235371" calcext:value-type="float">
            <text:p>-0.0565231712235371</text:p>
          </table:table-cell>
          <table:table-cell table:formula="of:=IF([.F35]&gt;0;IF([.F35]&gt;1; 1; [.F35]^(1/(1-[.$C3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911164" calcext:value-type="float">
            <text:p>0.0000911164</text:p>
          </table:table-cell>
          <table:table-cell table:formula="of:=SQRT([.A36])" office:value-type="float" office:value="0.758287544405155" calcext:value-type="float">
            <text:p>0.758287544405155</text:p>
          </table:table-cell>
          <table:table-cell table:formula="of:=[.B36]^(1-[.$C36])" office:value-type="float" office:value="0.105531998132256" calcext:value-type="float">
            <text:p>0.105531998132256</text:p>
          </table:table-cell>
          <table:table-cell table:formula="of:=-[.$A36]^6+(1/4)*[.$A36]^5-3*[.$A36]^4+4*[.$A36]^3-3*[.$A36]^2+(5/6)*[.$A36]" office:value-type="float" office:value="-0.0283542027180989" calcext:value-type="float">
            <text:p>-0.0283542027180989</text:p>
          </table:table-cell>
          <table:table-cell table:formula="of:=[.D36]+[.E36]-0.00741342570942599" office:value-type="float" office:value="0.069764369704731" calcext:value-type="float">
            <text:p>0.069764369704731</text:p>
          </table:table-cell>
          <table:table-cell table:formula="of:=IF([.F36]&gt;0;IF([.F36]&gt;1; 1; [.F36]^(1/(1-[.$C36])));0)" office:value-type="float" office:value="0.0000164415341306252" calcext:value-type="float">
            <text:p>1.64415341306252E-05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29855" calcext:value-type="float">
            <text:p>0.0000929855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" office:value-type="float" office:value="0.165494202767618" calcext:value-type="float">
            <text:p>0.165494202767618</text:p>
          </table:table-cell>
          <table:table-cell table:formula="of:=-[.$A37]^6+(1/4)*[.$A37]^5-3*[.$A37]^4+4*[.$A37]^3-3*[.$A37]^2+(5/6)*[.$A37]" office:value-type="float" office:value="-0.0584259270833334" calcext:value-type="float">
            <text:p>-0.0584259270833334</text:p>
          </table:table-cell>
          <table:table-cell table:formula="of:=[.D37]+[.E37]-0.00741342570942599" office:value-type="float" office:value="0.0996548499748589" calcext:value-type="float">
            <text:p>0.0996548499748589</text:p>
          </table:table-cell>
          <table:table-cell table:formula="of:=IF([.F37]&gt;0;IF([.F37]&gt;1; 1; [.F37]^(1/(1-[.$C37])));0)" office:value-type="float" office:value="0.00000678587583998416" calcext:value-type="float">
            <text:p>6.78587583998416E-06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40144" calcext:value-type="float">
            <text:p>4.0144E-11</text:p>
          </table:table-cell>
          <table:table-cell table:formula="of:=SQRT([.A38])" office:value-type="float" office:value="0.774596669241483" calcext:value-type="float">
            <text:p>0.774596669241483</text:p>
          </table:table-cell>
          <table:table-cell table:formula="of:=[.B38]^(1-[.$C38])" office:value-type="float" office:value="0.00453546129746098" calcext:value-type="float">
            <text:p>0.00453546129746098</text:p>
          </table:table-cell>
          <table:table-cell table:formula="of:=-[.$A38]^6+(1/4)*[.$A38]^5-3*[.$A38]^4+4*[.$A38]^3-3*[.$A38]^2+(5/6)*[.$A38]" office:value-type="float" office:value="-0.0387040000000002" calcext:value-type="float">
            <text:p>-0.0387040000000002</text:p>
          </table:table-cell>
          <table:table-cell table:formula="of:=[.D38]+[.E38]-0.00741342570942599" office:value-type="float" office:value="-0.0415819644119652" calcext:value-type="float">
            <text:p>-0.0415819644119652</text:p>
          </table:table-cell>
          <table:table-cell table:formula="of:=IF([.F38]&gt;0;IF([.F38]&gt;1; 1; [.F38]^(1/(1-[.$C3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45094" calcext:value-type="float">
            <text:p>0.0000000045094</text:p>
          </table:table-cell>
          <table:table-cell table:formula="of:=SQRT([.A39])" office:value-type="float" office:value="0.85146931829632" calcext:value-type="float">
            <text:p>0.85146931829632</text:p>
          </table:table-cell>
          <table:table-cell table:formula="of:=[.B39]^(1-[.$C39])" office:value-type="float" office:value="0.0575944413474134" calcext:value-type="float">
            <text:p>0.0575944413474134</text:p>
          </table:table-cell>
          <table:table-cell table:formula="of:=-[.$A39]^6+(1/4)*[.$A39]^5-3*[.$A39]^4+4*[.$A39]^3-3*[.$A39]^2+(5/6)*[.$A39]" office:value-type="float" office:value="-0.0819441704915366" calcext:value-type="float">
            <text:p>-0.0819441704915366</text:p>
          </table:table-cell>
          <table:table-cell table:formula="of:=[.D39]+[.E39]-0.00741342570942599" office:value-type="float" office:value="-0.0317631548535492" calcext:value-type="float">
            <text:p>-0.0317631548535492</text:p>
          </table:table-cell>
          <table:table-cell table:formula="of:=IF([.F39]&gt;0;IF([.F39]&gt;1; 1; [.F39]^(1/(1-[.$C3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304428" calcext:value-type="float">
            <text:p>3.04428E-11</text:p>
          </table:table-cell>
          <table:table-cell table:formula="of:=SQRT([.A40])" office:value-type="float" office:value="0.836660026534076" calcext:value-type="float">
            <text:p>0.836660026534076</text:p>
          </table:table-cell>
          <table:table-cell table:formula="of:=[.B40]^(1-[.$C40])" office:value-type="float" office:value="0.019152816717499" calcext:value-type="float">
            <text:p>0.019152816717499</text:p>
          </table:table-cell>
          <table:table-cell table:formula="of:=-[.$A40]^6+(1/4)*[.$A40]^5-3*[.$A40]^4+4*[.$A40]^3-3*[.$A40]^2+(5/6)*[.$A40]" office:value-type="float" office:value="-0.0753001666666666" calcext:value-type="float">
            <text:p>-0.0753001666666666</text:p>
          </table:table-cell>
          <table:table-cell table:formula="of:=[.D40]+[.E40]-0.00741342570942599" office:value-type="float" office:value="-0.0635607756585936" calcext:value-type="float">
            <text:p>-0.0635607756585936</text:p>
          </table:table-cell>
          <table:table-cell table:formula="of:=IF([.F40]&gt;0;IF([.F40]&gt;1; 1; [.F40]^(1/(1-[.$C4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30247" calcext:value-type="float">
            <text:p>0.0000130247</text:p>
          </table:table-cell>
          <table:table-cell table:formula="of:=SQRT([.A41])" office:value-type="float" office:value="0.790569415042095" calcext:value-type="float">
            <text:p>0.790569415042095</text:p>
          </table:table-cell>
          <table:table-cell table:formula="of:=[.B41]^(1-[.$C41])" office:value-type="float" office:value="0.0948162877511001" calcext:value-type="float">
            <text:p>0.0948162877511001</text:p>
          </table:table-cell>
          <table:table-cell table:formula="of:=-[.$A41]^6+(1/4)*[.$A41]^5-3*[.$A41]^4+4*[.$A41]^3-3*[.$A41]^2+(5/6)*[.$A41]" office:value-type="float" office:value="-0.0487963358561198" calcext:value-type="float">
            <text:p>-0.0487963358561198</text:p>
          </table:table-cell>
          <table:table-cell table:formula="of:=[.D41]+[.E41]-0.00741342570942599" office:value-type="float" office:value="0.0386065261855544" calcext:value-type="float">
            <text:p>0.0386065261855544</text:p>
          </table:table-cell>
          <table:table-cell table:formula="of:=IF([.F41]&gt;0;IF([.F41]&gt;1; 1; [.F41]^(1/(1-[.$C41])));0)" office:value-type="float" office:value="0.00000017844913988595" calcext:value-type="float">
            <text:p>1.78449139885954E-07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.87302E-017" calcext:value-type="float">
            <text:p>6.87302E-17</text:p>
          </table:table-cell>
          <table:table-cell table:formula="of:=SQRT([.A42])" office:value-type="float" office:value="0.88034084308295" calcext:value-type="float">
            <text:p>0.88034084308295</text:p>
          </table:table-cell>
          <table:table-cell table:formula="of:=[.B42]^(1-[.$C42])" office:value-type="float" office:value="0.0116403679729505" calcext:value-type="float">
            <text:p>0.0116403679729505</text:p>
          </table:table-cell>
          <table:table-cell table:formula="of:=-[.$A42]^6+(1/4)*[.$A42]^5-3*[.$A42]^4+4*[.$A42]^3-3*[.$A42]^2+(5/6)*[.$A42]" office:value-type="float" office:value="-0.0897842469889324" calcext:value-type="float">
            <text:p>-0.0897842469889324</text:p>
          </table:table-cell>
          <table:table-cell table:formula="of:=[.D42]+[.E42]-0.00741342570942599" office:value-type="float" office:value="-0.0855573047254079" calcext:value-type="float">
            <text:p>-0.0855573047254079</text:p>
          </table:table-cell>
          <table:table-cell table:formula="of:=IF([.F42]&gt;0;IF([.F42]&gt;1; 1; [.F42]^(1/(1-[.$C4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58754" calcext:value-type="float">
            <text:p>0.000000158754</text:p>
          </table:table-cell>
          <table:table-cell table:formula="of:=SQRT([.A43])" office:value-type="float" office:value="0.821583836257749" calcext:value-type="float">
            <text:p>0.821583836257749</text:p>
          </table:table-cell>
          <table:table-cell table:formula="of:=[.B43]^(1-[.$C43])" office:value-type="float" office:value="0.0612208535902762" calcext:value-type="float">
            <text:p>0.0612208535902762</text:p>
          </table:table-cell>
          <table:table-cell table:formula="of:=-[.$A43]^6+(1/4)*[.$A43]^5-3*[.$A43]^4+4*[.$A43]^3-3*[.$A43]^2+(5/6)*[.$A43]" office:value-type="float" office:value="-0.0673533303222658" calcext:value-type="float">
            <text:p>-0.0673533303222658</text:p>
          </table:table-cell>
          <table:table-cell table:formula="of:=[.D43]+[.E43]-0.00741342570942599" office:value-type="float" office:value="-0.0135459024414156" calcext:value-type="float">
            <text:p>-0.0135459024414156</text:p>
          </table:table-cell>
          <table:table-cell table:formula="of:=IF([.F43]&gt;0;IF([.F43]&gt;1; 1; [.F43]^(1/(1-[.$C4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86076" calcext:value-type="float">
            <text:p>1.86076E-10</text:p>
          </table:table-cell>
          <table:table-cell table:formula="of:=SQRT([.A44])" office:value-type="float" office:value="0.821583836257749" calcext:value-type="float">
            <text:p>0.821583836257749</text:p>
          </table:table-cell>
          <table:table-cell table:formula="of:=[.B44]^(1-[.$C44])" office:value-type="float" office:value="0.0183635009717146" calcext:value-type="float">
            <text:p>0.0183635009717146</text:p>
          </table:table-cell>
          <table:table-cell table:formula="of:=-[.$A44]^6+(1/4)*[.$A44]^5-3*[.$A44]^4+4*[.$A44]^3-3*[.$A44]^2+(5/6)*[.$A44]" office:value-type="float" office:value="-0.0673533303222658" calcext:value-type="float">
            <text:p>-0.0673533303222658</text:p>
          </table:table-cell>
          <table:table-cell table:formula="of:=[.D44]+[.E44]-0.00741342570942599" office:value-type="float" office:value="-0.0564032550599772" calcext:value-type="float">
            <text:p>-0.0564032550599772</text:p>
          </table:table-cell>
          <table:table-cell table:formula="of:=IF([.F44]&gt;0;IF([.F44]&gt;1; 1; [.F44]^(1/(1-[.$C4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481504" calcext:value-type="float">
            <text:p>4.81504E-10</text:p>
          </table:table-cell>
          <table:table-cell table:formula="of:=SQRT([.A45])" office:value-type="float" office:value="0.821583836257749" calcext:value-type="float">
            <text:p>0.821583836257749</text:p>
          </table:table-cell>
          <table:table-cell table:formula="of:=[.B45]^(1-[.$C45])" office:value-type="float" office:value="0.0217583129026271" calcext:value-type="float">
            <text:p>0.0217583129026271</text:p>
          </table:table-cell>
          <table:table-cell table:formula="of:=-[.$A45]^6+(1/4)*[.$A45]^5-3*[.$A45]^4+4*[.$A45]^3-3*[.$A45]^2+(5/6)*[.$A45]" office:value-type="float" office:value="-0.0673533303222658" calcext:value-type="float">
            <text:p>-0.0673533303222658</text:p>
          </table:table-cell>
          <table:table-cell table:formula="of:=[.D45]+[.E45]-0.00741342570942599" office:value-type="float" office:value="-0.0530084431290647" calcext:value-type="float">
            <text:p>-0.0530084431290647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438828" calcext:value-type="float">
            <text:p>0.000000438828</text:p>
          </table:table-cell>
          <table:table-cell table:formula="of:=SQRT([.A46])" office:value-type="float" office:value="0.836660026534076" calcext:value-type="float">
            <text:p>0.836660026534076</text:p>
          </table:table-cell>
          <table:table-cell table:formula="of:=[.B46]^(1-[.$C46])" office:value-type="float" office:value="0.0915234799342562" calcext:value-type="float">
            <text:p>0.0915234799342562</text:p>
          </table:table-cell>
          <table:table-cell table:formula="of:=-[.$A46]^6+(1/4)*[.$A46]^5-3*[.$A46]^4+4*[.$A46]^3-3*[.$A46]^2+(5/6)*[.$A46]" office:value-type="float" office:value="-0.0753001666666666" calcext:value-type="float">
            <text:p>-0.0753001666666666</text:p>
          </table:table-cell>
          <table:table-cell table:formula="of:=[.D46]+[.E46]-0.00741342570942599" office:value-type="float" office:value="0.0088098875581636" calcext:value-type="float">
            <text:p>0.0088098875581636</text:p>
          </table:table-cell>
          <table:table-cell table:formula="of:=IF([.F46]&gt;0;IF([.F46]&gt;1; 1; [.F46]^(1/(1-[.$C46])));0)" office:value-type="float" office:value="0.00000000000026223907" calcext:value-type="float">
            <text:p>2.62239066232667E-13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133671" calcext:value-type="float">
            <text:p>1.33671E-12</text:p>
          </table:table-cell>
          <table:table-cell table:formula="of:=SQRT([.A47])" office:value-type="float" office:value="0.790569415042095" calcext:value-type="float">
            <text:p>0.790569415042095</text:p>
          </table:table-cell>
          <table:table-cell table:formula="of:=[.B47]^(1-[.$C47])" office:value-type="float" office:value="0.00326008575711197" calcext:value-type="float">
            <text:p>0.00326008575711197</text:p>
          </table:table-cell>
          <table:table-cell table:formula="of:=-[.$A47]^6+(1/4)*[.$A47]^5-3*[.$A47]^4+4*[.$A47]^3-3*[.$A47]^2+(5/6)*[.$A47]" office:value-type="float" office:value="-0.0487963358561198" calcext:value-type="float">
            <text:p>-0.0487963358561198</text:p>
          </table:table-cell>
          <table:table-cell table:formula="of:=[.D47]+[.E47]-0.00741342570942599" office:value-type="float" office:value="-0.0529496758084338" calcext:value-type="float">
            <text:p>-0.0529496758084338</text:p>
          </table:table-cell>
          <table:table-cell table:formula="of:=IF([.F47]&gt;0;IF([.F47]&gt;1; 1; [.F47]^(1/(1-[.$C4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412767" calcext:value-type="float">
            <text:p>4.12767E-10</text:p>
          </table:table-cell>
          <table:table-cell table:formula="of:=SQRT([.A48])" office:value-type="float" office:value="0.85146931829632" calcext:value-type="float">
            <text:p>0.85146931829632</text:p>
          </table:table-cell>
          <table:table-cell table:formula="of:=[.B48]^(1-[.$C48])" office:value-type="float" office:value="0.0403779496106803" calcext:value-type="float">
            <text:p>0.0403779496106803</text:p>
          </table:table-cell>
          <table:table-cell table:formula="of:=-[.$A48]^6+(1/4)*[.$A48]^5-3*[.$A48]^4+4*[.$A48]^3-3*[.$A48]^2+(5/6)*[.$A48]" office:value-type="float" office:value="-0.0819441704915366" calcext:value-type="float">
            <text:p>-0.0819441704915366</text:p>
          </table:table-cell>
          <table:table-cell table:formula="of:=[.D48]+[.E48]-0.00741342570942599" office:value-type="float" office:value="-0.0489796465902823" calcext:value-type="float">
            <text:p>-0.0489796465902823</text:p>
          </table:table-cell>
          <table:table-cell table:formula="of:=IF([.F48]&gt;0;IF([.F48]&gt;1; 1; [.F48]^(1/(1-[.$C4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337187" calcext:value-type="float">
            <text:p>0.00337187</text:p>
          </table:table-cell>
          <table:table-cell table:formula="of:=SQRT([.A49])" office:value-type="float" office:value="0.790569415042095" calcext:value-type="float">
            <text:p>0.790569415042095</text:p>
          </table:table-cell>
          <table:table-cell table:formula="of:=[.B49]^(1-[.$C49])" office:value-type="float" office:value="0.303571181031323" calcext:value-type="float">
            <text:p>0.303571181031323</text:p>
          </table:table-cell>
          <table:table-cell table:formula="of:=-[.$A49]^6+(1/4)*[.$A49]^5-3*[.$A49]^4+4*[.$A49]^3-3*[.$A49]^2+(5/6)*[.$A49]" office:value-type="float" office:value="-0.0487963358561198" calcext:value-type="float">
            <text:p>-0.0487963358561198</text:p>
          </table:table-cell>
          <table:table-cell table:formula="of:=[.D49]+[.E49]-0.00741342570942599" office:value-type="float" office:value="0.247361419465777" calcext:value-type="float">
            <text:p>0.247361419465777</text:p>
          </table:table-cell>
          <table:table-cell table:formula="of:=IF([.F49]&gt;0;IF([.F49]&gt;1; 1; [.F49]^(1/(1-[.$C49])));0)" office:value-type="float" office:value="0.001268381953836" calcext:value-type="float">
            <text:p>0.00126838195383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05842" calcext:value-type="float">
            <text:p>0.0000000205842</text:p>
          </table:table-cell>
          <table:table-cell table:formula="of:=SQRT([.A50])" office:value-type="float" office:value="0.836660026534076" calcext:value-type="float">
            <text:p>0.836660026534076</text:p>
          </table:table-cell>
          <table:table-cell table:formula="of:=[.B50]^(1-[.$C50])" office:value-type="float" office:value="0.0555255470945136" calcext:value-type="float">
            <text:p>0.0555255470945136</text:p>
          </table:table-cell>
          <table:table-cell table:formula="of:=-[.$A50]^6+(1/4)*[.$A50]^5-3*[.$A50]^4+4*[.$A50]^3-3*[.$A50]^2+(5/6)*[.$A50]" office:value-type="float" office:value="-0.0753001666666666" calcext:value-type="float">
            <text:p>-0.0753001666666666</text:p>
          </table:table-cell>
          <table:table-cell table:formula="of:=[.D50]+[.E50]-0.00741342570942599" office:value-type="float" office:value="-0.027188045281579" calcext:value-type="float">
            <text:p>-0.027188045281579</text:p>
          </table:table-cell>
          <table:table-cell table:formula="of:=IF([.F50]&gt;0;IF([.F50]&gt;1; 1; [.F50]^(1/(1-[.$C5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32706" calcext:value-type="float">
            <text:p>3.2706E-11</text:p>
          </table:table-cell>
          <table:table-cell table:formula="of:=SQRT([.A51])" office:value-type="float" office:value="0.774596669241483" calcext:value-type="float">
            <text:p>0.774596669241483</text:p>
          </table:table-cell>
          <table:table-cell table:formula="of:=[.B51]^(1-[.$C51])" office:value-type="float" office:value="0.00433073987816161" calcext:value-type="float">
            <text:p>0.00433073987816161</text:p>
          </table:table-cell>
          <table:table-cell table:formula="of:=-[.$A51]^6+(1/4)*[.$A51]^5-3*[.$A51]^4+4*[.$A51]^3-3*[.$A51]^2+(5/6)*[.$A51]" office:value-type="float" office:value="-0.0387040000000002" calcext:value-type="float">
            <text:p>-0.0387040000000002</text:p>
          </table:table-cell>
          <table:table-cell table:formula="of:=[.D51]+[.E51]-0.00741342570942599" office:value-type="float" office:value="-0.0417866858312646" calcext:value-type="float">
            <text:p>-0.0417866858312646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194948" calcext:value-type="float">
            <text:p>0.000000194948</text:p>
          </table:table-cell>
          <table:table-cell table:formula="of:=SQRT([.A52])" office:value-type="float" office:value="0.741619848709566" calcext:value-type="float">
            <text:p>0.741619848709566</text:p>
          </table:table-cell>
          <table:table-cell table:formula="of:=[.B52]^(1-[.$C52])" office:value-type="float" office:value="0.018460701509191" calcext:value-type="float">
            <text:p>0.018460701509191</text:p>
          </table:table-cell>
          <table:table-cell table:formula="of:=-[.$A52]^6+(1/4)*[.$A52]^5-3*[.$A52]^4+4*[.$A52]^3-3*[.$A52]^2+(5/6)*[.$A52]" office:value-type="float" office:value="-0.0179226666666667" calcext:value-type="float">
            <text:p>-0.0179226666666667</text:p>
          </table:table-cell>
          <table:table-cell table:formula="of:=[.D52]+[.E52]-0.00741342570942599" office:value-type="float" office:value="-0.00687539086690164" calcext:value-type="float">
            <text:p>-0.00687539086690164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23271" calcext:value-type="float">
            <text:p>0.000000623271</text:p>
          </table:table-cell>
          <table:table-cell table:formula="of:=SQRT([.A53])" office:value-type="float" office:value="0.836660026534076" calcext:value-type="float">
            <text:p>0.836660026534076</text:p>
          </table:table-cell>
          <table:table-cell table:formula="of:=[.B53]^(1-[.$C53])" office:value-type="float" office:value="0.0969220726439825" calcext:value-type="float">
            <text:p>0.0969220726439825</text:p>
          </table:table-cell>
          <table:table-cell table:formula="of:=-[.$A53]^6+(1/4)*[.$A53]^5-3*[.$A53]^4+4*[.$A53]^3-3*[.$A53]^2+(5/6)*[.$A53]" office:value-type="float" office:value="-0.0753001666666666" calcext:value-type="float">
            <text:p>-0.0753001666666666</text:p>
          </table:table-cell>
          <table:table-cell table:formula="of:=[.D53]+[.E53]-0.00741342570942599" office:value-type="float" office:value="0.0142084802678899" calcext:value-type="float">
            <text:p>0.0142084802678899</text:p>
          </table:table-cell>
          <table:table-cell table:formula="of:=IF([.F53]&gt;0;IF([.F53]&gt;1; 1; [.F53]^(1/(1-[.$C53])));0)" office:value-type="float" office:value="0.00000000000489245599" calcext:value-type="float">
            <text:p>4.8924559906221E-1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387142" calcext:value-type="float">
            <text:p>0.0387142</text:p>
          </table:table-cell>
          <table:table-cell table:formula="of:=SQRT([.A54])" office:value-type="float" office:value="0.774596669241483" calcext:value-type="float">
            <text:p>0.774596669241483</text:p>
          </table:table-cell>
          <table:table-cell table:formula="of:=[.B54]^(1-[.$C54])" office:value-type="float" office:value="0.48050870489054" calcext:value-type="float">
            <text:p>0.48050870489054</text:p>
          </table:table-cell>
          <table:table-cell table:formula="of:=-[.$A54]^6+(1/4)*[.$A54]^5-3*[.$A54]^4+4*[.$A54]^3-3*[.$A54]^2+(5/6)*[.$A54]" office:value-type="float" office:value="-0.0387040000000002" calcext:value-type="float">
            <text:p>-0.0387040000000002</text:p>
          </table:table-cell>
          <table:table-cell table:formula="of:=[.D54]+[.E54]-0.00741342570942599" office:value-type="float" office:value="0.434391279181114" calcext:value-type="float">
            <text:p>0.434391279181114</text:p>
          </table:table-cell>
          <table:table-cell table:formula="of:=IF([.F54]&gt;0;IF([.F54]&gt;1; 1; [.F54]^(1/(1-[.$C54])));0)" office:value-type="float" office:value="0.0247435783126638" calcext:value-type="float">
            <text:p>0.024743578312663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62812" calcext:value-type="float">
            <text:p>0.0162812</text:p>
          </table:table-cell>
          <table:table-cell table:formula="of:=SQRT([.A55])" office:value-type="float" office:value="0.670820393249937" calcext:value-type="float">
            <text:p>0.670820393249937</text:p>
          </table:table-cell>
          <table:table-cell table:formula="of:=[.B55]^(1-[.$C55])" office:value-type="float" office:value="0.257824174623327" calcext:value-type="float">
            <text:p>0.257824174623327</text:p>
          </table:table-cell>
          <table:table-cell table:formula="of:=-[.$A55]^6+(1/4)*[.$A55]^5-3*[.$A55]^4+4*[.$A55]^3-3*[.$A55]^2+(5/6)*[.$A55]" office:value-type="float" office:value="0.02189821875" calcext:value-type="float">
            <text:p>0.02189821875</text:p>
          </table:table-cell>
          <table:table-cell table:formula="of:=[.D55]+[.E55]-0.00741342570942599" office:value-type="float" office:value="0.272308967663901" calcext:value-type="float">
            <text:p>0.272308967663901</text:p>
          </table:table-cell>
          <table:table-cell table:formula="of:=IF([.F55]&gt;0;IF([.F55]&gt;1; 1; [.F55]^(1/(1-[.$C55])));0)" office:value-type="float" office:value="0.0192220611251844" calcext:value-type="float">
            <text:p>0.019222061125184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10191" calcext:value-type="float">
            <text:p>0.0510191</text:p>
          </table:table-cell>
          <table:table-cell table:formula="of:=SQRT([.A56])" office:value-type="float" office:value="0.707106781186548" calcext:value-type="float">
            <text:p>0.707106781186548</text:p>
          </table:table-cell>
          <table:table-cell table:formula="of:=[.B56]^(1-[.$C56])" office:value-type="float" office:value="0.418315250795765" calcext:value-type="float">
            <text:p>0.418315250795765</text:p>
          </table:table-cell>
          <table:table-cell table:formula="of:=-[.$A56]^6+(1/4)*[.$A56]^5-3*[.$A56]^4+4*[.$A56]^3-3*[.$A56]^2+(5/6)*[.$A56]" office:value-type="float" office:value="0.00260416666666669" calcext:value-type="float">
            <text:p>0.00260416666666669</text:p>
          </table:table-cell>
          <table:table-cell table:formula="of:=[.D56]+[.E56]-0.00741342570942599" office:value-type="float" office:value="0.413505991753006" calcext:value-type="float">
            <text:p>0.413505991753006</text:p>
          </table:table-cell>
          <table:table-cell table:formula="of:=IF([.F56]&gt;0;IF([.F56]&gt;1; 1; [.F56]^(1/(1-[.$C56])));0)" office:value-type="float" office:value="0.0490441242201503" calcext:value-type="float">
            <text:p>0.0490441242201503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979" calcext:value-type="float">
            <text:p>0.0026979</text:p>
          </table:table-cell>
          <table:table-cell table:formula="of:=SQRT([.A57])" office:value-type="float" office:value="0.758287544405155" calcext:value-type="float">
            <text:p>0.758287544405155</text:p>
          </table:table-cell>
          <table:table-cell table:formula="of:=[.B57]^(1-[.$C57])" office:value-type="float" office:value="0.23935744997224" calcext:value-type="float">
            <text:p>0.23935744997224</text:p>
          </table:table-cell>
          <table:table-cell table:formula="of:=-[.$A57]^6+(1/4)*[.$A57]^5-3*[.$A57]^4+4*[.$A57]^3-3*[.$A57]^2+(5/6)*[.$A57]" office:value-type="float" office:value="-0.0283542027180989" calcext:value-type="float">
            <text:p>-0.0283542027180989</text:p>
          </table:table-cell>
          <table:table-cell table:formula="of:=[.D57]+[.E57]-0.00741342570942599" office:value-type="float" office:value="0.203589821544715" calcext:value-type="float">
            <text:p>0.203589821544715</text:p>
          </table:table-cell>
          <table:table-cell table:formula="of:=IF([.F57]&gt;0;IF([.F57]&gt;1; 1; [.F57]^(1/(1-[.$C57])));0)" office:value-type="float" office:value="0.00138109038408985" calcext:value-type="float">
            <text:p>0.0013810903840898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49179" calcext:value-type="float">
            <text:p>0.0000149179</text:p>
          </table:table-cell>
          <table:table-cell table:formula="of:=SQRT([.A58])" office:value-type="float" office:value="0.790569415042095" calcext:value-type="float">
            <text:p>0.790569415042095</text:p>
          </table:table-cell>
          <table:table-cell table:formula="of:=[.B58]^(1-[.$C58])" office:value-type="float" office:value="0.0975498888016151" calcext:value-type="float">
            <text:p>0.0975498888016151</text:p>
          </table:table-cell>
          <table:table-cell table:formula="of:=-[.$A58]^6+(1/4)*[.$A58]^5-3*[.$A58]^4+4*[.$A58]^3-3*[.$A58]^2+(5/6)*[.$A58]" office:value-type="float" office:value="-0.0487963358561198" calcext:value-type="float">
            <text:p>-0.0487963358561198</text:p>
          </table:table-cell>
          <table:table-cell table:formula="of:=[.D58]+[.E58]-0.00741342570942599" office:value-type="float" office:value="0.0413401272360693" calcext:value-type="float">
            <text:p>0.0413401272360693</text:p>
          </table:table-cell>
          <table:table-cell table:formula="of:=IF([.F58]&gt;0;IF([.F58]&gt;1; 1; [.F58]^(1/(1-[.$C58])));0)" office:value-type="float" office:value="0.00000024738905305172" calcext:value-type="float">
            <text:p>2.4738905305172E-0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621" calcext:value-type="float">
            <text:p>0.012621</text:p>
          </table:table-cell>
          <table:table-cell table:formula="of:=SQRT([.A59])" office:value-type="float" office:value="0.707106781186548" calcext:value-type="float">
            <text:p>0.707106781186548</text:p>
          </table:table-cell>
          <table:table-cell table:formula="of:=[.B59]^(1-[.$C59])" office:value-type="float" office:value="0.27785821480583" calcext:value-type="float">
            <text:p>0.27785821480583</text:p>
          </table:table-cell>
          <table:table-cell table:formula="of:=-[.$A59]^6+(1/4)*[.$A59]^5-3*[.$A59]^4+4*[.$A59]^3-3*[.$A59]^2+(5/6)*[.$A59]" office:value-type="float" office:value="0.00260416666666669" calcext:value-type="float">
            <text:p>0.00260416666666669</text:p>
          </table:table-cell>
          <table:table-cell table:formula="of:=[.D59]+[.E59]-0.00741342570942599" office:value-type="float" office:value="0.273048955763071" calcext:value-type="float">
            <text:p>0.273048955763071</text:p>
          </table:table-cell>
          <table:table-cell table:formula="of:=IF([.F59]&gt;0;IF([.F59]&gt;1; 1; [.F59]^(1/(1-[.$C59])));0)" office:value-type="float" office:value="0.0118906264949879" calcext:value-type="float">
            <text:p>0.0118906264949879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3807" calcext:value-type="float">
            <text:p>0.000013807</text:p>
          </table:table-cell>
          <table:table-cell table:formula="of:=SQRT([.A60])" office:value-type="float" office:value="0.821583836257749" calcext:value-type="float">
            <text:p>0.821583836257749</text:p>
          </table:table-cell>
          <table:table-cell table:formula="of:=[.B60]^(1-[.$C60])" office:value-type="float" office:value="0.135804814097655" calcext:value-type="float">
            <text:p>0.135804814097655</text:p>
          </table:table-cell>
          <table:table-cell table:formula="of:=-[.$A60]^6+(1/4)*[.$A60]^5-3*[.$A60]^4+4*[.$A60]^3-3*[.$A60]^2+(5/6)*[.$A60]" office:value-type="float" office:value="-0.0673533303222658" calcext:value-type="float">
            <text:p>-0.0673533303222658</text:p>
          </table:table-cell>
          <table:table-cell table:formula="of:=[.D60]+[.E60]-0.00741342570942599" office:value-type="float" office:value="0.0610380580659631" calcext:value-type="float">
            <text:p>0.0610380580659631</text:p>
          </table:table-cell>
          <table:table-cell table:formula="of:=IF([.F60]&gt;0;IF([.F60]&gt;1; 1; [.F60]^(1/(1-[.$C60])));0)" office:value-type="float" office:value="0.00000015611541270431" calcext:value-type="float">
            <text:p>1.5611541270431E-0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4164" calcext:value-type="float">
            <text:p>0.00014164</text:p>
          </table:table-cell>
          <table:table-cell table:formula="of:=SQRT([.A61])" office:value-type="float" office:value="0.707106781186548" calcext:value-type="float">
            <text:p>0.707106781186548</text:p>
          </table:table-cell>
          <table:table-cell table:formula="of:=[.B61]^(1-[.$C61])" office:value-type="float" office:value="0.0745947830049084" calcext:value-type="float">
            <text:p>0.0745947830049084</text:p>
          </table:table-cell>
          <table:table-cell table:formula="of:=-[.$A61]^6+(1/4)*[.$A61]^5-3*[.$A61]^4+4*[.$A61]^3-3*[.$A61]^2+(5/6)*[.$A61]" office:value-type="float" office:value="0.00260416666666669" calcext:value-type="float">
            <text:p>0.00260416666666669</text:p>
          </table:table-cell>
          <table:table-cell table:formula="of:=[.D61]+[.E61]-0.00741342570942599" office:value-type="float" office:value="0.0697855239621491" calcext:value-type="float">
            <text:p>0.0697855239621491</text:p>
          </table:table-cell>
          <table:table-cell table:formula="of:=IF([.F61]&gt;0;IF([.F61]&gt;1; 1; [.F61]^(1/(1-[.$C61])));0)" office:value-type="float" office:value="0.000112815287593012" calcext:value-type="float">
            <text:p>0.00011281528759301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326672" calcext:value-type="float">
            <text:p>0.000000326672</text:p>
          </table:table-cell>
          <table:table-cell table:formula="of:=SQRT([.A62])" office:value-type="float" office:value="0.741619848709566" calcext:value-type="float">
            <text:p>0.741619848709566</text:p>
          </table:table-cell>
          <table:table-cell table:formula="of:=[.B62]^(1-[.$C62])" office:value-type="float" office:value="0.0210947923370469" calcext:value-type="float">
            <text:p>0.0210947923370469</text:p>
          </table:table-cell>
          <table:table-cell table:formula="of:=-[.$A62]^6+(1/4)*[.$A62]^5-3*[.$A62]^4+4*[.$A62]^3-3*[.$A62]^2+(5/6)*[.$A62]" office:value-type="float" office:value="-0.0179226666666667" calcext:value-type="float">
            <text:p>-0.0179226666666667</text:p>
          </table:table-cell>
          <table:table-cell table:formula="of:=[.D62]+[.E62]-0.00741342570942599" office:value-type="float" office:value="-0.0042413000390458" calcext:value-type="float">
            <text:p>-0.0042413000390458</text:p>
          </table:table-cell>
          <table:table-cell table:formula="of:=IF([.F62]&gt;0;IF([.F62]&gt;1; 1; [.F62]^(1/(1-[.$C6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58454" calcext:value-type="float">
            <text:p>0.0000258454</text:p>
          </table:table-cell>
          <table:table-cell table:formula="of:=SQRT([.A63])" office:value-type="float" office:value="0.774596669241483" calcext:value-type="float">
            <text:p>0.774596669241483</text:p>
          </table:table-cell>
          <table:table-cell table:formula="of:=[.B63]^(1-[.$C63])" office:value-type="float" office:value="0.0924561715526558" calcext:value-type="float">
            <text:p>0.0924561715526558</text:p>
          </table:table-cell>
          <table:table-cell table:formula="of:=-[.$A63]^6+(1/4)*[.$A63]^5-3*[.$A63]^4+4*[.$A63]^3-3*[.$A63]^2+(5/6)*[.$A63]" office:value-type="float" office:value="-0.0387040000000002" calcext:value-type="float">
            <text:p>-0.0387040000000002</text:p>
          </table:table-cell>
          <table:table-cell table:formula="of:=[.D63]+[.E63]-0.00741342570942599" office:value-type="float" office:value="0.0463387458432297" calcext:value-type="float">
            <text:p>0.0463387458432297</text:p>
          </table:table-cell>
          <table:table-cell table:formula="of:=IF([.F63]&gt;0;IF([.F63]&gt;1; 1; [.F63]^(1/(1-[.$C63])));0)" office:value-type="float" office:value="0.00000120634877228022" calcext:value-type="float">
            <text:p>1.20634877228022E-0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69498E-015" calcext:value-type="float">
            <text:p>3.69498E-15</text:p>
          </table:table-cell>
          <table:table-cell table:formula="of:=SQRT([.A64])" office:value-type="float" office:value="0.836660026534076" calcext:value-type="float">
            <text:p>0.836660026534076</text:p>
          </table:table-cell>
          <table:table-cell table:formula="of:=[.B64]^(1-[.$C64])" office:value-type="float" office:value="0.00439151269003567" calcext:value-type="float">
            <text:p>0.00439151269003567</text:p>
          </table:table-cell>
          <table:table-cell table:formula="of:=-[.$A64]^6+(1/4)*[.$A64]^5-3*[.$A64]^4+4*[.$A64]^3-3*[.$A64]^2+(5/6)*[.$A64]" office:value-type="float" office:value="-0.0753001666666666" calcext:value-type="float">
            <text:p>-0.0753001666666666</text:p>
          </table:table-cell>
          <table:table-cell table:formula="of:=[.D64]+[.E64]-0.00741342570942599" office:value-type="float" office:value="-0.0783220796860569" calcext:value-type="float">
            <text:p>-0.0783220796860569</text:p>
          </table:table-cell>
          <table:table-cell table:formula="of:=IF([.F64]&gt;0;IF([.F64]&gt;1; 1; [.F64]^(1/(1-[.$C6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81538" calcext:value-type="float">
            <text:p>0.000181538</text:p>
          </table:table-cell>
          <table:table-cell table:formula="of:=SQRT([.A65])" office:value-type="float" office:value="0.790569415042095" calcext:value-type="float">
            <text:p>0.790569415042095</text:p>
          </table:table-cell>
          <table:table-cell table:formula="of:=[.B65]^(1-[.$C65])" office:value-type="float" office:value="0.164631670489817" calcext:value-type="float">
            <text:p>0.164631670489817</text:p>
          </table:table-cell>
          <table:table-cell table:formula="of:=-[.$A65]^6+(1/4)*[.$A65]^5-3*[.$A65]^4+4*[.$A65]^3-3*[.$A65]^2+(5/6)*[.$A65]" office:value-type="float" office:value="-0.0487963358561198" calcext:value-type="float">
            <text:p>-0.0487963358561198</text:p>
          </table:table-cell>
          <table:table-cell table:formula="of:=[.D65]+[.E65]-0.00741342570942599" office:value-type="float" office:value="0.108421908924271" calcext:value-type="float">
            <text:p>0.108421908924271</text:p>
          </table:table-cell>
          <table:table-cell table:formula="of:=IF([.F65]&gt;0;IF([.F65]&gt;1; 1; [.F65]^(1/(1-[.$C65])));0)" office:value-type="float" office:value="0.0000247073935052625" calcext:value-type="float">
            <text:p>2.47073935052625E-0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661016" calcext:value-type="float">
            <text:p>6.61016E-10</text:p>
          </table:table-cell>
          <table:table-cell table:formula="of:=SQRT([.A66])" office:value-type="float" office:value="0.821583836257749" calcext:value-type="float">
            <text:p>0.821583836257749</text:p>
          </table:table-cell>
          <table:table-cell table:formula="of:=[.B66]^(1-[.$C66])" office:value-type="float" office:value="0.0230238229021329" calcext:value-type="float">
            <text:p>0.0230238229021329</text:p>
          </table:table-cell>
          <table:table-cell table:formula="of:=-[.$A66]^6+(1/4)*[.$A66]^5-3*[.$A66]^4+4*[.$A66]^3-3*[.$A66]^2+(5/6)*[.$A66]" office:value-type="float" office:value="-0.0673533303222658" calcext:value-type="float">
            <text:p>-0.0673533303222658</text:p>
          </table:table-cell>
          <table:table-cell table:formula="of:=[.D66]+[.E66]-0.00741342570942599" office:value-type="float" office:value="-0.0517429331295589" calcext:value-type="float">
            <text:p>-0.0517429331295589</text:p>
          </table:table-cell>
          <table:table-cell table:formula="of:=IF([.F66]&gt;0;IF([.F66]&gt;1; 1; [.F66]^(1/(1-[.$C6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65583" calcext:value-type="float">
            <text:p>0.00165583</text:p>
          </table:table-cell>
          <table:table-cell table:formula="of:=SQRT([.A67])" office:value-type="float" office:value="0.806225774829855" calcext:value-type="float">
            <text:p>0.806225774829855</text:p>
          </table:table-cell>
          <table:table-cell table:formula="of:=[.B67]^(1-[.$C67])" office:value-type="float" office:value="0.289145828496766" calcext:value-type="float">
            <text:p>0.289145828496766</text:p>
          </table:table-cell>
          <table:table-cell table:formula="of:=-[.$A67]^6+(1/4)*[.$A67]^5-3*[.$A67]^4+4*[.$A67]^3-3*[.$A67]^2+(5/6)*[.$A67]" office:value-type="float" office:value="-0.0584259270833334" calcext:value-type="float">
            <text:p>-0.0584259270833334</text:p>
          </table:table-cell>
          <table:table-cell table:formula="of:=[.D67]+[.E67]-0.00741342570942599" office:value-type="float" office:value="0.223306475704006" calcext:value-type="float">
            <text:p>0.223306475704006</text:p>
          </table:table-cell>
          <table:table-cell table:formula="of:=IF([.F67]&gt;0;IF([.F67]&gt;1; 1; [.F67]^(1/(1-[.$C67])));0)" office:value-type="float" office:value="0.000436426178300649" calcext:value-type="float">
            <text:p>0.000436426178300649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88212" calcext:value-type="float">
            <text:p>0.0000000188212</text:p>
          </table:table-cell>
          <table:table-cell table:formula="of:=SQRT([.A68])" office:value-type="float" office:value="0.85146931829632" calcext:value-type="float">
            <text:p>0.85146931829632</text:p>
          </table:table-cell>
          <table:table-cell table:formula="of:=[.B68]^(1-[.$C68])" office:value-type="float" office:value="0.0712111662639208" calcext:value-type="float">
            <text:p>0.0712111662639208</text:p>
          </table:table-cell>
          <table:table-cell table:formula="of:=-[.$A68]^6+(1/4)*[.$A68]^5-3*[.$A68]^4+4*[.$A68]^3-3*[.$A68]^2+(5/6)*[.$A68]" office:value-type="float" office:value="-0.0819441704915366" calcext:value-type="float">
            <text:p>-0.0819441704915366</text:p>
          </table:table-cell>
          <table:table-cell table:formula="of:=[.D68]+[.E68]-0.00741342570942599" office:value-type="float" office:value="-0.0181464299370417" calcext:value-type="float">
            <text:p>-0.0181464299370417</text:p>
          </table:table-cell>
          <table:table-cell table:formula="of:=IF([.F68]&gt;0;IF([.F68]&gt;1; 1; [.F68]^(1/(1-[.$C6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2747" calcext:value-type="float">
            <text:p>3.72747E-12</text:p>
          </table:table-cell>
          <table:table-cell table:formula="of:=SQRT([.A69])" office:value-type="float" office:value="0.866025403784439" calcext:value-type="float">
            <text:p>0.866025403784439</text:p>
          </table:table-cell>
          <table:table-cell table:formula="of:=[.B69]^(1-[.$C69])" office:value-type="float" office:value="0.0294347144038358" calcext:value-type="float">
            <text:p>0.0294347144038358</text:p>
          </table:table-cell>
          <table:table-cell table:formula="of:=-[.$A69]^6+(1/4)*[.$A69]^5-3*[.$A69]^4+4*[.$A69]^3-3*[.$A69]^2+(5/6)*[.$A69]" office:value-type="float" office:value="-0.0869140625" calcext:value-type="float">
            <text:p>-0.0869140625</text:p>
          </table:table-cell>
          <table:table-cell table:formula="of:=[.D69]+[.E69]-0.00741342570942599" office:value-type="float" office:value="-0.0648927738055902" calcext:value-type="float">
            <text:p>-0.0648927738055902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94371" calcext:value-type="float">
            <text:p>0.000000194371</text:p>
          </table:table-cell>
          <table:table-cell table:formula="of:=SQRT([.A70])" office:value-type="float" office:value="0.707106781186548" calcext:value-type="float">
            <text:p>0.707106781186548</text:p>
          </table:table-cell>
          <table:table-cell table:formula="of:=[.B70]^(1-[.$C70])" office:value-type="float" office:value="0.0108214552618476" calcext:value-type="float">
            <text:p>0.0108214552618476</text:p>
          </table:table-cell>
          <table:table-cell table:formula="of:=-[.$A70]^6+(1/4)*[.$A70]^5-3*[.$A70]^4+4*[.$A70]^3-3*[.$A70]^2+(5/6)*[.$A70]" office:value-type="float" office:value="0.00260416666666669" calcext:value-type="float">
            <text:p>0.00260416666666669</text:p>
          </table:table-cell>
          <table:table-cell table:formula="of:=[.D70]+[.E70]-0.00741342570942599" office:value-type="float" office:value="0.00601219621908834" calcext:value-type="float">
            <text:p>0.00601219621908834</text:p>
          </table:table-cell>
          <table:table-cell table:formula="of:=IF([.F70]&gt;0;IF([.F70]&gt;1; 1; [.F70]^(1/(1-[.$C70])));0)" office:value-type="float" office:value="0.00000002613032708321" calcext:value-type="float">
            <text:p>2.61303270832137E-0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67836" calcext:value-type="float">
            <text:p>0.0000667836</text:p>
          </table:table-cell>
          <table:table-cell table:formula="of:=SQRT([.A71])" office:value-type="float" office:value="0.741619848709566" calcext:value-type="float">
            <text:p>0.741619848709566</text:p>
          </table:table-cell>
          <table:table-cell table:formula="of:=[.B71]^(1-[.$C71])" office:value-type="float" office:value="0.0834022098530591" calcext:value-type="float">
            <text:p>0.0834022098530591</text:p>
          </table:table-cell>
          <table:table-cell table:formula="of:=-[.$A71]^6+(1/4)*[.$A71]^5-3*[.$A71]^4+4*[.$A71]^3-3*[.$A71]^2+(5/6)*[.$A71]" office:value-type="float" office:value="-0.0179226666666667" calcext:value-type="float">
            <text:p>-0.0179226666666667</text:p>
          </table:table-cell>
          <table:table-cell table:formula="of:=[.D71]+[.E71]-0.00741342570942599" office:value-type="float" office:value="0.0580661174769664" calcext:value-type="float">
            <text:p>0.0580661174769664</text:p>
          </table:table-cell>
          <table:table-cell table:formula="of:=IF([.F71]&gt;0;IF([.F71]&gt;1; 1; [.F71]^(1/(1-[.$C71])));0)" office:value-type="float" office:value="0.0000164456857039433" calcext:value-type="float">
            <text:p>1.64456857039433E-0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4175" calcext:value-type="float">
            <text:p>0.00024175</text:p>
          </table:table-cell>
          <table:table-cell table:formula="of:=SQRT([.A72])" office:value-type="float" office:value="0.790569415042095" calcext:value-type="float">
            <text:p>0.790569415042095</text:p>
          </table:table-cell>
          <table:table-cell table:formula="of:=[.B72]^(1-[.$C72])" office:value-type="float" office:value="0.174810021774129" calcext:value-type="float">
            <text:p>0.174810021774129</text:p>
          </table:table-cell>
          <table:table-cell table:formula="of:=-[.$A72]^6+(1/4)*[.$A72]^5-3*[.$A72]^4+4*[.$A72]^3-3*[.$A72]^2+(5/6)*[.$A72]" office:value-type="float" office:value="-0.0487963358561198" calcext:value-type="float">
            <text:p>-0.0487963358561198</text:p>
          </table:table-cell>
          <table:table-cell table:formula="of:=[.D72]+[.E72]-0.00741342570942599" office:value-type="float" office:value="0.118600260208583" calcext:value-type="float">
            <text:p>0.118600260208583</text:p>
          </table:table-cell>
          <table:table-cell table:formula="of:=IF([.F72]&gt;0;IF([.F72]&gt;1; 1; [.F72]^(1/(1-[.$C72])));0)" office:value-type="float" office:value="0.0000379224323287959" calcext:value-type="float">
            <text:p>3.79224323287959E-05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2453" calcext:value-type="float">
            <text:p>0.0000000132453</text:p>
          </table:table-cell>
          <table:table-cell table:formula="of:=SQRT([.A73])" office:value-type="float" office:value="0.85146931829632" calcext:value-type="float">
            <text:p>0.85146931829632</text:p>
          </table:table-cell>
          <table:table-cell table:formula="of:=[.B73]^(1-[.$C73])" office:value-type="float" office:value="0.0675903147175785" calcext:value-type="float">
            <text:p>0.0675903147175785</text:p>
          </table:table-cell>
          <table:table-cell table:formula="of:=-[.$A73]^6+(1/4)*[.$A73]^5-3*[.$A73]^4+4*[.$A73]^3-3*[.$A73]^2+(5/6)*[.$A73]" office:value-type="float" office:value="-0.0819441704915366" calcext:value-type="float">
            <text:p>-0.0819441704915366</text:p>
          </table:table-cell>
          <table:table-cell table:formula="of:=[.D73]+[.E73]-0.00741342570942599" office:value-type="float" office:value="-0.021767281483384" calcext:value-type="float">
            <text:p>-0.021767281483384</text:p>
          </table:table-cell>
          <table:table-cell table:formula="of:=IF([.F73]&gt;0;IF([.F73]&gt;1; 1; [.F73]^(1/(1-[.$C7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746" calcext:value-type="float">
            <text:p>0.00000000524746</text:p>
          </table:table-cell>
          <table:table-cell table:formula="of:=SQRT([.A74])" office:value-type="float" office:value="0.806225774829855" calcext:value-type="float">
            <text:p>0.806225774829855</text:p>
          </table:table-cell>
          <table:table-cell table:formula="of:=[.B74]^(1-[.$C74])" office:value-type="float" office:value="0.0248622002209853" calcext:value-type="float">
            <text:p>0.0248622002209853</text:p>
          </table:table-cell>
          <table:table-cell table:formula="of:=-[.$A74]^6+(1/4)*[.$A74]^5-3*[.$A74]^4+4*[.$A74]^3-3*[.$A74]^2+(5/6)*[.$A74]" office:value-type="float" office:value="-0.0584259270833334" calcext:value-type="float">
            <text:p>-0.0584259270833334</text:p>
          </table:table-cell>
          <table:table-cell table:formula="of:=[.D74]+[.E74]-0.00741342570942599" office:value-type="float" office:value="-0.0409771525717741" calcext:value-type="float">
            <text:p>-0.0409771525717741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64797" calcext:value-type="float">
            <text:p>0.0000164797</text:p>
          </table:table-cell>
          <table:table-cell table:formula="of:=SQRT([.A75])" office:value-type="float" office:value="0.774596669241483" calcext:value-type="float">
            <text:p>0.774596669241483</text:p>
          </table:table-cell>
          <table:table-cell table:formula="of:=[.B75]^(1-[.$C75])" office:value-type="float" office:value="0.0835380707545303" calcext:value-type="float">
            <text:p>0.0835380707545303</text:p>
          </table:table-cell>
          <table:table-cell table:formula="of:=-[.$A75]^6+(1/4)*[.$A75]^5-3*[.$A75]^4+4*[.$A75]^3-3*[.$A75]^2+(5/6)*[.$A75]" office:value-type="float" office:value="-0.0387040000000002" calcext:value-type="float">
            <text:p>-0.0387040000000002</text:p>
          </table:table-cell>
          <table:table-cell table:formula="of:=[.D75]+[.E75]-0.00741342570942599" office:value-type="float" office:value="0.0374206450451042" calcext:value-type="float">
            <text:p>0.0374206450451042</text:p>
          </table:table-cell>
          <table:table-cell table:formula="of:=IF([.F75]&gt;0;IF([.F75]&gt;1; 1; [.F75]^(1/(1-[.$C75])));0)" office:value-type="float" office:value="0.00000046732609096841" calcext:value-type="float">
            <text:p>4.67326090968405E-0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3224" calcext:value-type="float">
            <text:p>0.000113224</text:p>
          </table:table-cell>
          <table:table-cell table:formula="of:=SQRT([.A76])" office:value-type="float" office:value="0.758287544405155" calcext:value-type="float">
            <text:p>0.758287544405155</text:p>
          </table:table-cell>
          <table:table-cell table:formula="of:=[.B76]^(1-[.$C76])" office:value-type="float" office:value="0.111221252978825" calcext:value-type="float">
            <text:p>0.111221252978825</text:p>
          </table:table-cell>
          <table:table-cell table:formula="of:=-[.$A76]^6+(1/4)*[.$A76]^5-3*[.$A76]^4+4*[.$A76]^3-3*[.$A76]^2+(5/6)*[.$A76]" office:value-type="float" office:value="-0.0283542027180989" calcext:value-type="float">
            <text:p>-0.0283542027180989</text:p>
          </table:table-cell>
          <table:table-cell table:formula="of:=[.D76]+[.E76]-0.00741342570942599" office:value-type="float" office:value="0.0754536245513" calcext:value-type="float">
            <text:p>0.0754536245513</text:p>
          </table:table-cell>
          <table:table-cell table:formula="of:=IF([.F76]&gt;0;IF([.F76]&gt;1; 1; [.F76]^(1/(1-[.$C76])));0)" office:value-type="float" office:value="0.0000227403653188192" calcext:value-type="float">
            <text:p>2.27403653188192E-0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35458" calcext:value-type="float">
            <text:p>0.0000135458</text:p>
          </table:table-cell>
          <table:table-cell table:formula="of:=SQRT([.A77])" office:value-type="float" office:value="0.806225774829855" calcext:value-type="float">
            <text:p>0.806225774829855</text:p>
          </table:table-cell>
          <table:table-cell table:formula="of:=[.B77]^(1-[.$C77])" office:value-type="float" office:value="0.113938164756118" calcext:value-type="float">
            <text:p>0.113938164756118</text:p>
          </table:table-cell>
          <table:table-cell table:formula="of:=-[.$A77]^6+(1/4)*[.$A77]^5-3*[.$A77]^4+4*[.$A77]^3-3*[.$A77]^2+(5/6)*[.$A77]" office:value-type="float" office:value="-0.0584259270833334" calcext:value-type="float">
            <text:p>-0.0584259270833334</text:p>
          </table:table-cell>
          <table:table-cell table:formula="of:=[.D77]+[.E77]-0.00741342570942599" office:value-type="float" office:value="0.0480988119633587" calcext:value-type="float">
            <text:p>0.0480988119633587</text:p>
          </table:table-cell>
          <table:table-cell table:formula="of:=IF([.F77]&gt;0;IF([.F77]&gt;1; 1; [.F77]^(1/(1-[.$C77])));0)" office:value-type="float" office:value="0.00000015811137898151" calcext:value-type="float">
            <text:p>1.58111378981505E-07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10095" calcext:value-type="float">
            <text:p>0.0000110095</text:p>
          </table:table-cell>
          <table:table-cell table:formula="of:=SQRT([.A78])" office:value-type="float" office:value="0.821583836257749" calcext:value-type="float">
            <text:p>0.821583836257749</text:p>
          </table:table-cell>
          <table:table-cell table:formula="of:=[.B78]^(1-[.$C78])" office:value-type="float" office:value="0.130428108325275" calcext:value-type="float">
            <text:p>0.130428108325275</text:p>
          </table:table-cell>
          <table:table-cell table:formula="of:=-[.$A78]^6+(1/4)*[.$A78]^5-3*[.$A78]^4+4*[.$A78]^3-3*[.$A78]^2+(5/6)*[.$A78]" office:value-type="float" office:value="-0.0673533303222658" calcext:value-type="float">
            <text:p>-0.0673533303222658</text:p>
          </table:table-cell>
          <table:table-cell table:formula="of:=[.D78]+[.E78]-0.00741342570942599" office:value-type="float" office:value="0.0556613522935837" calcext:value-type="float">
            <text:p>0.0556613522935837</text:p>
          </table:table-cell>
          <table:table-cell table:formula="of:=IF([.F78]&gt;0;IF([.F78]&gt;1; 1; [.F78]^(1/(1-[.$C78])));0)" office:value-type="float" office:value="0.00000009310814464248" calcext:value-type="float">
            <text:p>9.31081446424835E-08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58576" calcext:value-type="float">
            <text:p>0.0000000158576</text:p>
          </table:table-cell>
          <table:table-cell table:formula="of:=SQRT([.A79])" office:value-type="float" office:value="0.866025403784439" calcext:value-type="float">
            <text:p>0.866025403784439</text:p>
          </table:table-cell>
          <table:table-cell table:formula="of:=[.B79]^(1-[.$C79])" office:value-type="float" office:value="0.0901633341196058" calcext:value-type="float">
            <text:p>0.0901633341196058</text:p>
          </table:table-cell>
          <table:table-cell table:formula="of:=-[.$A79]^6+(1/4)*[.$A79]^5-3*[.$A79]^4+4*[.$A79]^3-3*[.$A79]^2+(5/6)*[.$A79]" office:value-type="float" office:value="-0.0869140625" calcext:value-type="float">
            <text:p>-0.0869140625</text:p>
          </table:table-cell>
          <table:table-cell table:formula="of:=[.D79]+[.E79]-0.00741342570942599" office:value-type="float" office:value="-0.00416415408982024" calcext:value-type="float">
            <text:p>-0.00416415408982024</text:p>
          </table:table-cell>
          <table:table-cell table:formula="of:=IF([.F79]&gt;0;IF([.F79]&gt;1; 1; [.F79]^(1/(1-[.$C7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857616" calcext:value-type="float">
            <text:p>0.00000000857616</text:p>
          </table:table-cell>
          <table:table-cell table:formula="of:=SQRT([.A80])" office:value-type="float" office:value="0.821583836257749" calcext:value-type="float">
            <text:p>0.821583836257749</text:p>
          </table:table-cell>
          <table:table-cell table:formula="of:=[.B80]^(1-[.$C80])" office:value-type="float" office:value="0.0363721573048401" calcext:value-type="float">
            <text:p>0.0363721573048401</text:p>
          </table:table-cell>
          <table:table-cell table:formula="of:=-[.$A80]^6+(1/4)*[.$A80]^5-3*[.$A80]^4+4*[.$A80]^3-3*[.$A80]^2+(5/6)*[.$A80]" office:value-type="float" office:value="-0.0673533303222658" calcext:value-type="float">
            <text:p>-0.0673533303222658</text:p>
          </table:table-cell>
          <table:table-cell table:formula="of:=[.D80]+[.E80]-0.00741342570942599" office:value-type="float" office:value="-0.0383945987268517" calcext:value-type="float">
            <text:p>-0.0383945987268517</text:p>
          </table:table-cell>
          <table:table-cell table:formula="of:=IF([.F80]&gt;0;IF([.F80]&gt;1; 1; [.F80]^(1/(1-[.$C8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9209" calcext:value-type="float">
            <text:p>0.00019209</text:p>
          </table:table-cell>
          <table:table-cell table:formula="of:=SQRT([.A81])" office:value-type="float" office:value="0.774596669241483" calcext:value-type="float">
            <text:p>0.774596669241483</text:p>
          </table:table-cell>
          <table:table-cell table:formula="of:=[.B81]^(1-[.$C81])" office:value-type="float" office:value="0.145308022796696" calcext:value-type="float">
            <text:p>0.145308022796696</text:p>
          </table:table-cell>
          <table:table-cell table:formula="of:=-[.$A81]^6+(1/4)*[.$A81]^5-3*[.$A81]^4+4*[.$A81]^3-3*[.$A81]^2+(5/6)*[.$A81]" office:value-type="float" office:value="-0.0387040000000002" calcext:value-type="float">
            <text:p>-0.0387040000000002</text:p>
          </table:table-cell>
          <table:table-cell table:formula="of:=[.D81]+[.E81]-0.00741342570942599" office:value-type="float" office:value="0.09919059708727" calcext:value-type="float">
            <text:p>0.09919059708727</text:p>
          </table:table-cell>
          <table:table-cell table:formula="of:=IF([.F81]&gt;0;IF([.F81]&gt;1; 1; [.F81]^(1/(1-[.$C81])));0)" office:value-type="float" office:value="0.0000353061002234169" calcext:value-type="float">
            <text:p>3.53061002234169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930425" calcext:value-type="float">
            <text:p>0.00000000930425</text:p>
          </table:table-cell>
          <table:table-cell table:formula="of:=SQRT([.A82])" office:value-type="float" office:value="0.774596669241483" calcext:value-type="float">
            <text:p>0.774596669241483</text:p>
          </table:table-cell>
          <table:table-cell table:formula="of:=[.B82]^(1-[.$C82])" office:value-type="float" office:value="0.0154779710731375" calcext:value-type="float">
            <text:p>0.0154779710731375</text:p>
          </table:table-cell>
          <table:table-cell table:formula="of:=-[.$A82]^6+(1/4)*[.$A82]^5-3*[.$A82]^4+4*[.$A82]^3-3*[.$A82]^2+(5/6)*[.$A82]" office:value-type="float" office:value="-0.0387040000000002" calcext:value-type="float">
            <text:p>-0.0387040000000002</text:p>
          </table:table-cell>
          <table:table-cell table:formula="of:=[.D82]+[.E82]-0.00741342570942599" office:value-type="float" office:value="-0.0306394546362887" calcext:value-type="float">
            <text:p>-0.0306394546362887</text:p>
          </table:table-cell>
          <table:table-cell table:formula="of:=IF([.F82]&gt;0;IF([.F82]&gt;1; 1; [.F82]^(1/(1-[.$C8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44634" calcext:value-type="float">
            <text:p>0.000000144634</text:p>
          </table:table-cell>
          <table:table-cell table:formula="of:=SQRT([.A83])" office:value-type="float" office:value="0.821583836257749" calcext:value-type="float">
            <text:p>0.821583836257749</text:p>
          </table:table-cell>
          <table:table-cell table:formula="of:=[.B83]^(1-[.$C83])" office:value-type="float" office:value="0.0602118100977158" calcext:value-type="float">
            <text:p>0.0602118100977158</text:p>
          </table:table-cell>
          <table:table-cell table:formula="of:=-[.$A83]^6+(1/4)*[.$A83]^5-3*[.$A83]^4+4*[.$A83]^3-3*[.$A83]^2+(5/6)*[.$A83]" office:value-type="float" office:value="-0.0673533303222658" calcext:value-type="float">
            <text:p>-0.0673533303222658</text:p>
          </table:table-cell>
          <table:table-cell table:formula="of:=[.D83]+[.E83]-0.00741342570942599" office:value-type="float" office:value="-0.0145549459339759" calcext:value-type="float">
            <text:p>-0.0145549459339759</text:p>
          </table:table-cell>
          <table:table-cell table:formula="of:=IF([.F83]&gt;0;IF([.F83]&gt;1; 1; [.F83]^(1/(1-[.$C8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86641" calcext:value-type="float">
            <text:p>0.0000186641</text:p>
          </table:table-cell>
          <table:table-cell table:formula="of:=SQRT([.A84])" office:value-type="float" office:value="0.821583836257749" calcext:value-type="float">
            <text:p>0.821583836257749</text:p>
          </table:table-cell>
          <table:table-cell table:formula="of:=[.B84]^(1-[.$C84])" office:value-type="float" office:value="0.143308259009103" calcext:value-type="float">
            <text:p>0.143308259009103</text:p>
          </table:table-cell>
          <table:table-cell table:formula="of:=-[.$A84]^6+(1/4)*[.$A84]^5-3*[.$A84]^4+4*[.$A84]^3-3*[.$A84]^2+(5/6)*[.$A84]" office:value-type="float" office:value="-0.0673533303222658" calcext:value-type="float">
            <text:p>-0.0673533303222658</text:p>
          </table:table-cell>
          <table:table-cell table:formula="of:=[.D84]+[.E84]-0.00741342570942599" office:value-type="float" office:value="0.0685415029774114" calcext:value-type="float">
            <text:p>0.0685415029774114</text:p>
          </table:table-cell>
          <table:table-cell table:formula="of:=IF([.F84]&gt;0;IF([.F84]&gt;1; 1; [.F84]^(1/(1-[.$C84])));0)" office:value-type="float" office:value="0.00000029899745696519" calcext:value-type="float">
            <text:p>2.98997456965193E-07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341183" calcext:value-type="float">
            <text:p>0.0000341183</text:p>
          </table:table-cell>
          <table:table-cell table:formula="of:=SQRT([.A85])" office:value-type="float" office:value="0.821583836257749" calcext:value-type="float">
            <text:p>0.821583836257749</text:p>
          </table:table-cell>
          <table:table-cell table:formula="of:=[.B85]^(1-[.$C85])" office:value-type="float" office:value="0.159592598349034" calcext:value-type="float">
            <text:p>0.159592598349034</text:p>
          </table:table-cell>
          <table:table-cell table:formula="of:=-[.$A85]^6+(1/4)*[.$A85]^5-3*[.$A85]^4+4*[.$A85]^3-3*[.$A85]^2+(5/6)*[.$A85]" office:value-type="float" office:value="-0.0673533303222658" calcext:value-type="float">
            <text:p>-0.0673533303222658</text:p>
          </table:table-cell>
          <table:table-cell table:formula="of:=[.D85]+[.E85]-0.00741342570942599" office:value-type="float" office:value="0.0848258423173418" calcext:value-type="float">
            <text:p>0.0848258423173418</text:p>
          </table:table-cell>
          <table:table-cell table:formula="of:=IF([.F85]&gt;0;IF([.F85]&gt;1; 1; [.F85]^(1/(1-[.$C85])));0)" office:value-type="float" office:value="0.00000098749786166809" calcext:value-type="float">
            <text:p>9.87497861668087E-07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384392" calcext:value-type="float">
            <text:p>3.84392E-11</text:p>
          </table:table-cell>
          <table:table-cell table:formula="of:=SQRT([.A86])" office:value-type="float" office:value="0.85146931829632" calcext:value-type="float">
            <text:p>0.85146931829632</text:p>
          </table:table-cell>
          <table:table-cell table:formula="of:=[.B86]^(1-[.$C86])" office:value-type="float" office:value="0.0283804601522772" calcext:value-type="float">
            <text:p>0.0283804601522772</text:p>
          </table:table-cell>
          <table:table-cell table:formula="of:=-[.$A86]^6+(1/4)*[.$A86]^5-3*[.$A86]^4+4*[.$A86]^3-3*[.$A86]^2+(5/6)*[.$A86]" office:value-type="float" office:value="-0.0819441704915366" calcext:value-type="float">
            <text:p>-0.0819441704915366</text:p>
          </table:table-cell>
          <table:table-cell table:formula="of:=[.D86]+[.E86]-0.00741342570942599" office:value-type="float" office:value="-0.0609771360486853" calcext:value-type="float">
            <text:p>-0.0609771360486853</text:p>
          </table:table-cell>
          <table:table-cell table:formula="of:=IF([.F86]&gt;0;IF([.F86]&gt;1; 1; [.F86]^(1/(1-[.$C8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30216" calcext:value-type="float">
            <text:p>0.000030216</text:p>
          </table:table-cell>
          <table:table-cell table:formula="of:=SQRT([.A87])" office:value-type="float" office:value="0.689202437604511" calcext:value-type="float">
            <text:p>0.689202437604511</text:p>
          </table:table-cell>
          <table:table-cell table:formula="of:=[.B87]^(1-[.$C87])" office:value-type="float" office:value="0.039379361324203" calcext:value-type="float">
            <text:p>0.039379361324203</text:p>
          </table:table-cell>
          <table:table-cell table:formula="of:=-[.$A87]^6+(1/4)*[.$A87]^5-3*[.$A87]^4+4*[.$A87]^3-3*[.$A87]^2+(5/6)*[.$A87]" office:value-type="float" office:value="0.0124568858235677" calcext:value-type="float">
            <text:p>0.0124568858235677</text:p>
          </table:table-cell>
          <table:table-cell table:formula="of:=[.D87]+[.E87]-0.00741342570942599" office:value-type="float" office:value="0.0444228214383447" calcext:value-type="float">
            <text:p>0.0444228214383447</text:p>
          </table:table-cell>
          <table:table-cell table:formula="of:=IF([.F87]&gt;0;IF([.F87]&gt;1; 1; [.F87]^(1/(1-[.$C87])));0)" office:value-type="float" office:value="0.0000445281110082314" calcext:value-type="float">
            <text:p>4.45281110082314E-05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4216" calcext:value-type="float">
            <text:p>0.0044216</text:p>
          </table:table-cell>
          <table:table-cell table:formula="of:=SQRT([.A88])" office:value-type="float" office:value="0.758287544405155" calcext:value-type="float">
            <text:p>0.758287544405155</text:p>
          </table:table-cell>
          <table:table-cell table:formula="of:=[.B88]^(1-[.$C88])" office:value-type="float" office:value="0.269716321360435" calcext:value-type="float">
            <text:p>0.269716321360435</text:p>
          </table:table-cell>
          <table:table-cell table:formula="of:=-[.$A88]^6+(1/4)*[.$A88]^5-3*[.$A88]^4+4*[.$A88]^3-3*[.$A88]^2+(5/6)*[.$A88]" office:value-type="float" office:value="-0.0283542027180989" calcext:value-type="float">
            <text:p>-0.0283542027180989</text:p>
          </table:table-cell>
          <table:table-cell table:formula="of:=[.D88]+[.E88]-0.00741342570942599" office:value-type="float" office:value="0.23394869293291" calcext:value-type="float">
            <text:p>0.23394869293291</text:p>
          </table:table-cell>
          <table:table-cell table:formula="of:=IF([.F88]&gt;0;IF([.F88]&gt;1; 1; [.F88]^(1/(1-[.$C88])));0)" office:value-type="float" office:value="0.00245447818001972" calcext:value-type="float">
            <text:p>0.0024544781800197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61319" calcext:value-type="float">
            <text:p>0.0561319</text:p>
          </table:table-cell>
          <table:table-cell table:formula="of:=SQRT([.A89])" office:value-type="float" office:value="0.741619848709566" calcext:value-type="float">
            <text:p>0.741619848709566</text:p>
          </table:table-cell>
          <table:table-cell table:formula="of:=[.B89]^(1-[.$C89])" office:value-type="float" office:value="0.475138939617004" calcext:value-type="float">
            <text:p>0.475138939617004</text:p>
          </table:table-cell>
          <table:table-cell table:formula="of:=-[.$A89]^6+(1/4)*[.$A89]^5-3*[.$A89]^4+4*[.$A89]^3-3*[.$A89]^2+(5/6)*[.$A89]" office:value-type="float" office:value="-0.0179226666666667" calcext:value-type="float">
            <text:p>-0.0179226666666667</text:p>
          </table:table-cell>
          <table:table-cell table:formula="of:=[.D89]+[.E89]-0.00741342570942599" office:value-type="float" office:value="0.449802847240911" calcext:value-type="float">
            <text:p>0.449802847240911</text:p>
          </table:table-cell>
          <table:table-cell table:formula="of:=IF([.F89]&gt;0;IF([.F89]&gt;1; 1; [.F89]^(1/(1-[.$C89])));0)" office:value-type="float" office:value="0.045404981592265" calcext:value-type="float">
            <text:p>0.045404981592265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780242" calcext:value-type="float">
            <text:p>0.00000000780242</text:p>
          </table:table-cell>
          <table:table-cell table:formula="of:=SQRT([.A90])" office:value-type="float" office:value="0.85146931829632" calcext:value-type="float">
            <text:p>0.85146931829632</text:p>
          </table:table-cell>
          <table:table-cell table:formula="of:=[.B90]^(1-[.$C90])" office:value-type="float" office:value="0.0624809025601635" calcext:value-type="float">
            <text:p>0.0624809025601635</text:p>
          </table:table-cell>
          <table:table-cell table:formula="of:=-[.$A90]^6+(1/4)*[.$A90]^5-3*[.$A90]^4+4*[.$A90]^3-3*[.$A90]^2+(5/6)*[.$A90]" office:value-type="float" office:value="-0.0819441704915366" calcext:value-type="float">
            <text:p>-0.0819441704915366</text:p>
          </table:table-cell>
          <table:table-cell table:formula="of:=[.D90]+[.E90]-0.00741342570942599" office:value-type="float" office:value="-0.026876693640799" calcext:value-type="float">
            <text:p>-0.026876693640799</text:p>
          </table:table-cell>
          <table:table-cell table:formula="of:=IF([.F90]&gt;0;IF([.F90]&gt;1; 1; [.F90]^(1/(1-[.$C9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93827" calcext:value-type="float">
            <text:p>0.0000193827</text:p>
          </table:table-cell>
          <table:table-cell table:formula="of:=SQRT([.A91])" office:value-type="float" office:value="0.836660026534076" calcext:value-type="float">
            <text:p>0.836660026534076</text:p>
          </table:table-cell>
          <table:table-cell table:formula="of:=[.B91]^(1-[.$C91])" office:value-type="float" office:value="0.16992073287957" calcext:value-type="float">
            <text:p>0.16992073287957</text:p>
          </table:table-cell>
          <table:table-cell table:formula="of:=-[.$A91]^6+(1/4)*[.$A91]^5-3*[.$A91]^4+4*[.$A91]^3-3*[.$A91]^2+(5/6)*[.$A91]" office:value-type="float" office:value="-0.0753001666666666" calcext:value-type="float">
            <text:p>-0.0753001666666666</text:p>
          </table:table-cell>
          <table:table-cell table:formula="of:=[.D91]+[.E91]-0.00741342570942599" office:value-type="float" office:value="0.0872071405034771" calcext:value-type="float">
            <text:p>0.0872071405034771</text:p>
          </table:table-cell>
          <table:table-cell table:formula="of:=IF([.F91]&gt;0;IF([.F91]&gt;1; 1; [.F91]^(1/(1-[.$C91])));0)" office:value-type="float" office:value="0.00000032647328139848" calcext:value-type="float">
            <text:p>3.2647328139848E-07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79228" calcext:value-type="float">
            <text:p>0.0179228</text:p>
          </table:table-cell>
          <table:table-cell table:formula="of:=SQRT([.A92])" office:value-type="float" office:value="0.591607978309962" calcext:value-type="float">
            <text:p>0.591607978309962</text:p>
          </table:table-cell>
          <table:table-cell table:formula="of:=[.B92]^(1-[.$C92])" office:value-type="float" office:value="0.193510657026526" calcext:value-type="float">
            <text:p>0.193510657026526</text:p>
          </table:table-cell>
          <table:table-cell table:formula="of:=-[.$A92]^6+(1/4)*[.$A92]^5-3*[.$A92]^4+4*[.$A92]^3-3*[.$A92]^2+(5/6)*[.$A92]" office:value-type="float" office:value="0.0537992291666667" calcext:value-type="float">
            <text:p>0.0537992291666667</text:p>
          </table:table-cell>
          <table:table-cell table:formula="of:=[.D92]+[.E92]-0.00741342570942599" office:value-type="float" office:value="0.239896460483767" calcext:value-type="float">
            <text:p>0.239896460483767</text:p>
          </table:table-cell>
          <table:table-cell table:formula="of:=IF([.F92]&gt;0;IF([.F92]&gt;1; 1; [.F92]^(1/(1-[.$C92])));0)" office:value-type="float" office:value="0.030332571321329" calcext:value-type="float">
            <text:p>0.03033257132132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915854" calcext:value-type="float">
            <text:p>9.15854E-14</text:p>
          </table:table-cell>
          <table:table-cell table:formula="of:=SQRT([.A93])" office:value-type="float" office:value="0.836660026534076" calcext:value-type="float">
            <text:p>0.836660026534076</text:p>
          </table:table-cell>
          <table:table-cell table:formula="of:=[.B93]^(1-[.$C93])" office:value-type="float" office:value="0.00741899443072662" calcext:value-type="float">
            <text:p>0.00741899443072662</text:p>
          </table:table-cell>
          <table:table-cell table:formula="of:=-[.$A93]^6+(1/4)*[.$A93]^5-3*[.$A93]^4+4*[.$A93]^3-3*[.$A93]^2+(5/6)*[.$A93]" office:value-type="float" office:value="-0.0753001666666666" calcext:value-type="float">
            <text:p>-0.0753001666666666</text:p>
          </table:table-cell>
          <table:table-cell table:formula="of:=[.D93]+[.E93]-0.00741342570942599" office:value-type="float" office:value="-0.075294597945366" calcext:value-type="float">
            <text:p>-0.075294597945366</text:p>
          </table:table-cell>
          <table:table-cell table:formula="of:=IF([.F93]&gt;0;IF([.F93]&gt;1; 1; [.F93]^(1/(1-[.$C9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360225" calcext:value-type="float">
            <text:p>0.0000360225</text:p>
          </table:table-cell>
          <table:table-cell table:formula="of:=SQRT([.A94])" office:value-type="float" office:value="0.836660026534076" calcext:value-type="float">
            <text:p>0.836660026534076</text:p>
          </table:table-cell>
          <table:table-cell table:formula="of:=[.B94]^(1-[.$C94])" office:value-type="float" office:value="0.18802296223934" calcext:value-type="float">
            <text:p>0.18802296223934</text:p>
          </table:table-cell>
          <table:table-cell table:formula="of:=-[.$A94]^6+(1/4)*[.$A94]^5-3*[.$A94]^4+4*[.$A94]^3-3*[.$A94]^2+(5/6)*[.$A94]" office:value-type="float" office:value="-0.0753001666666666" calcext:value-type="float">
            <text:p>-0.0753001666666666</text:p>
          </table:table-cell>
          <table:table-cell table:formula="of:=[.D94]+[.E94]-0.00741342570942599" office:value-type="float" office:value="0.105309369863247" calcext:value-type="float">
            <text:p>0.105309369863247</text:p>
          </table:table-cell>
          <table:table-cell table:formula="of:=IF([.F94]&gt;0;IF([.F94]&gt;1; 1; [.F94]^(1/(1-[.$C94])));0)" office:value-type="float" office:value="0.00000103597068730666" calcext:value-type="float">
            <text:p>1.03597068730666E-0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0863" calcext:value-type="float">
            <text:p>0.000000120863</text:p>
          </table:table-cell>
          <table:table-cell table:formula="of:=SQRT([.A95])" office:value-type="float" office:value="0.836660026534076" calcext:value-type="float">
            <text:p>0.836660026534076</text:p>
          </table:table-cell>
          <table:table-cell table:formula="of:=[.B95]^(1-[.$C95])" office:value-type="float" office:value="0.0741416048790873" calcext:value-type="float">
            <text:p>0.0741416048790873</text:p>
          </table:table-cell>
          <table:table-cell table:formula="of:=-[.$A95]^6+(1/4)*[.$A95]^5-3*[.$A95]^4+4*[.$A95]^3-3*[.$A95]^2+(5/6)*[.$A95]" office:value-type="float" office:value="-0.0753001666666666" calcext:value-type="float">
            <text:p>-0.0753001666666666</text:p>
          </table:table-cell>
          <table:table-cell table:formula="of:=[.D95]+[.E95]-0.00741342570942599" office:value-type="float" office:value="-0.00857198749700529" calcext:value-type="float">
            <text:p>-0.00857198749700529</text:p>
          </table:table-cell>
          <table:table-cell table:formula="of:=IF([.F95]&gt;0;IF([.F95]&gt;1; 1; [.F95]^(1/(1-[.$C9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67478" calcext:value-type="float">
            <text:p>0.000867478</text:p>
          </table:table-cell>
          <table:table-cell table:formula="of:=SQRT([.A96])" office:value-type="float" office:value="0.741619848709566" calcext:value-type="float">
            <text:p>0.741619848709566</text:p>
          </table:table-cell>
          <table:table-cell table:formula="of:=[.B96]^(1-[.$C96])" office:value-type="float" office:value="0.16177326849445" calcext:value-type="float">
            <text:p>0.16177326849445</text:p>
          </table:table-cell>
          <table:table-cell table:formula="of:=-[.$A96]^6+(1/4)*[.$A96]^5-3*[.$A96]^4+4*[.$A96]^3-3*[.$A96]^2+(5/6)*[.$A96]" office:value-type="float" office:value="-0.0179226666666667" calcext:value-type="float">
            <text:p>-0.0179226666666667</text:p>
          </table:table-cell>
          <table:table-cell table:formula="of:=[.D96]+[.E96]-0.00741342570942599" office:value-type="float" office:value="0.136437176118357" calcext:value-type="float">
            <text:p>0.136437176118357</text:p>
          </table:table-cell>
          <table:table-cell table:formula="of:=IF([.F96]&gt;0;IF([.F96]&gt;1; 1; [.F96]^(1/(1-[.$C96])));0)" office:value-type="float" office:value="0.000448703276438855" calcext:value-type="float">
            <text:p>0.00044870327643885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6641" calcext:value-type="float">
            <text:p>0.0000000306641</text:p>
          </table:table-cell>
          <table:table-cell table:formula="of:=SQRT([.A97])" office:value-type="float" office:value="0.790569415042095" calcext:value-type="float">
            <text:p>0.790569415042095</text:p>
          </table:table-cell>
          <table:table-cell table:formula="of:=[.B97]^(1-[.$C97])" office:value-type="float" office:value="0.0266974986057339" calcext:value-type="float">
            <text:p>0.0266974986057339</text:p>
          </table:table-cell>
          <table:table-cell table:formula="of:=-[.$A97]^6+(1/4)*[.$A97]^5-3*[.$A97]^4+4*[.$A97]^3-3*[.$A97]^2+(5/6)*[.$A97]" office:value-type="float" office:value="-0.0487963358561198" calcext:value-type="float">
            <text:p>-0.0487963358561198</text:p>
          </table:table-cell>
          <table:table-cell table:formula="of:=[.D97]+[.E97]-0.00741342570942599" office:value-type="float" office:value="-0.0295122629598119" calcext:value-type="float">
            <text:p>-0.0295122629598119</text:p>
          </table:table-cell>
          <table:table-cell table:formula="of:=IF([.F97]&gt;0;IF([.F97]&gt;1; 1; [.F97]^(1/(1-[.$C9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4514" calcext:value-type="float">
            <text:p>0.0000104514</text:p>
          </table:table-cell>
          <table:table-cell table:formula="of:=SQRT([.A98])" office:value-type="float" office:value="0.774596669241483" calcext:value-type="float">
            <text:p>0.774596669241483</text:p>
          </table:table-cell>
          <table:table-cell table:formula="of:=[.B98]^(1-[.$C98])" office:value-type="float" office:value="0.0753885404874787" calcext:value-type="float">
            <text:p>0.0753885404874787</text:p>
          </table:table-cell>
          <table:table-cell table:formula="of:=-[.$A98]^6+(1/4)*[.$A98]^5-3*[.$A98]^4+4*[.$A98]^3-3*[.$A98]^2+(5/6)*[.$A98]" office:value-type="float" office:value="-0.0387040000000002" calcext:value-type="float">
            <text:p>-0.0387040000000002</text:p>
          </table:table-cell>
          <table:table-cell table:formula="of:=[.D98]+[.E98]-0.00741342570942599" office:value-type="float" office:value="0.0292711147780526" calcext:value-type="float">
            <text:p>0.0292711147780526</text:p>
          </table:table-cell>
          <table:table-cell table:formula="of:=IF([.F98]&gt;0;IF([.F98]&gt;1; 1; [.F98]^(1/(1-[.$C98])));0)" office:value-type="float" office:value="0.00000015717032768845" calcext:value-type="float">
            <text:p>1.57170327688448E-0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0647202" calcext:value-type="float">
            <text:p>0.0000000647202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0138840250636911" calcext:value-type="float">
            <text:p>0.0138840250636911</text:p>
          </table:table-cell>
          <table:table-cell table:formula="of:=-[.$A99]^6+(1/4)*[.$A99]^5-3*[.$A99]^4+4*[.$A99]^3-3*[.$A99]^2+(5/6)*[.$A99]" office:value-type="float" office:value="-0.0179226666666667" calcext:value-type="float">
            <text:p>-0.0179226666666667</text:p>
          </table:table-cell>
          <table:table-cell table:formula="of:=[.D99]+[.E99]-0.00741342570942599" office:value-type="float" office:value="-0.0114520673124016" calcext:value-type="float">
            <text:p>-0.0114520673124016</text:p>
          </table:table-cell>
          <table:table-cell table:formula="of:=IF([.F99]&gt;0;IF([.F99]&gt;1; 1; [.F99]^(1/(1-[.$C9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63253" calcext:value-type="float">
            <text:p>0.0000263253</text:p>
          </table:table-cell>
          <table:table-cell table:formula="of:=SQRT([.A100])" office:value-type="float" office:value="0.821583836257749" calcext:value-type="float">
            <text:p>0.821583836257749</text:p>
          </table:table-cell>
          <table:table-cell table:formula="of:=[.B100]^(1-[.$C100])" office:value-type="float" office:value="0.152377406673496" calcext:value-type="float">
            <text:p>0.152377406673496</text:p>
          </table:table-cell>
          <table:table-cell table:formula="of:=-[.$A100]^6+(1/4)*[.$A100]^5-3*[.$A100]^4+4*[.$A100]^3-3*[.$A100]^2+(5/6)*[.$A100]" office:value-type="float" office:value="-0.0673533303222658" calcext:value-type="float">
            <text:p>-0.0673533303222658</text:p>
          </table:table-cell>
          <table:table-cell table:formula="of:=[.D100]+[.E100]-0.00741342570942599" office:value-type="float" office:value="0.0776106506418045" calcext:value-type="float">
            <text:p>0.0776106506418045</text:p>
          </table:table-cell>
          <table:table-cell table:formula="of:=IF([.F100]&gt;0;IF([.F100]&gt;1; 1; [.F100]^(1/(1-[.$C100])));0)" office:value-type="float" office:value="0.00000059999775139812" calcext:value-type="float">
            <text:p>5.99997751398123E-07</text:p>
          </table:table-cell>
          <table:table-cell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911724" calcext:value-type="float">
            <text:p>0.000000911724</text:p>
          </table:table-cell>
          <table:table-cell table:formula="of:=SQRT([.A101])" office:value-type="float" office:value="0.908295106229248" calcext:value-type="float">
            <text:p>0.908295106229248</text:p>
          </table:table-cell>
          <table:table-cell table:formula="of:=[.B101]^(1-[.$C101])" office:value-type="float" office:value="0.27931220515805" calcext:value-type="float">
            <text:p>0.27931220515805</text:p>
          </table:table-cell>
          <table:table-cell table:formula="of:=-[.$A101]^6+(1/4)*[.$A101]^5-3*[.$A101]^4+4*[.$A101]^3-3*[.$A101]^2+(5/6)*[.$A101]" office:value-type="float" office:value="-0.0872184816894528" calcext:value-type="float">
            <text:p>-0.0872184816894528</text:p>
          </table:table-cell>
          <table:table-cell table:formula="of:=[.D101]+[.E101]-0.00741342570942599" office:value-type="float" office:value="0.184680297759172" calcext:value-type="float">
            <text:p>0.184680297759172</text:p>
          </table:table-cell>
          <table:table-cell table:formula="of:=IF([.F101]&gt;0;IF([.F101]&gt;1; 1; [.F101]^(1/(1-[.$C101])));0)" office:value-type="float" office:value="0.00000001001500518597" calcext:value-type="float">
            <text:p>1.0015005185968E-08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12005482783116" calcext:value-type="float">
            <text:p>0.00212005482783116</text:p>
          </table:table-cell>
          <table:table-cell table:formula="of:=AVERAGE([.C52:.C101])" office:value-type="float" office:value="0.787440573914803" calcext:value-type="float">
            <text:p>0.787440573914803</text:p>
          </table:table-cell>
          <table:table-cell table:formula="of:=AVERAGE([.D52:.D101])" office:value-type="float" office:value="0.12922351133252" calcext:value-type="float">
            <text:p>0.12922351133252</text:p>
          </table:table-cell>
          <table:table-cell table:style-name="ce3" table:formula="of:=AVERAGE([.E2:.E101])" office:value-type="float" office:value="-0.0484047785872396" calcext:value-type="float">
            <text:p>-0.0484047785872396</text:p>
          </table:table-cell>
          <table:table-cell table:formula="of:=AVERAGE([.F52:.F101])" office:value-type="float" office:value="0.0762867723499816" calcext:value-type="float">
            <text:p>0.0762867723499816</text:p>
          </table:table-cell>
          <table:table-cell table:formula="of:=AVERAGE([.G52:.G101])" office:value-type="float" office:value="0.00371317754235109" calcext:value-type="float">
            <text:p>0.00371317754235109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17:45.704148412</meta:creation-date>
    <dc:date>2023-03-27T22:49:11.791450395</dc:date>
    <meta:editing-duration>PT29M16S</meta:editing-duration>
    <meta:editing-cycles>7</meta:editing-cycles>
    <meta:generator>LibreOffice/7.3.7.2$Linux_X86_64 LibreOffice_project/30$Build-2</meta:generator>
    <meta:document-statistic meta:table-count="1" meta:cell-count="714" meta:object-count="0"/>
  </office:meta>
</office:document-meta>
</file>